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solid" svg:stroke-width="0.01cm" svg:stroke-color="#000000" draw:stroke-linejoin="round" svg:stroke-linecap="round" draw:fill="none" fo:padding-top="0.005cm" fo:padding-bottom="0.005cm" fo:padding-left="0.005cm" fo:padding-right="0.005cm" loext:decorative="false"/>
    </style:style>
    <style:style style:name="gr3" style:family="graphic" style:parent-style-name="standard">
      <style:graphic-properties draw:stroke="none" draw:fill="solid" draw:fill-color="#000000" loext:decorative="false"/>
    </style:style>
    <style:style style:name="gr4" style:family="graphic" style:parent-style-name="standard">
      <style:graphic-properties draw:stroke="solid" svg:stroke-width="0.079cm" svg:stroke-color="#000000" draw:stroke-linejoin="round" svg:stroke-linecap="round" draw:fill="none" fo:padding-top="0.039cm" fo:padding-bottom="0.039cm" fo:padding-left="0.039cm" fo:padding-right="0.039cm" loext:decorative="false"/>
    </style:style>
    <style:style style:name="gr5" style:family="graphic" style:parent-style-name="standard">
      <style:graphic-properties draw:stroke="solid" svg:stroke-width="0.04cm" svg:stroke-color="#000000" draw:stroke-linejoin="round" svg:stroke-linecap="round" draw:fill="none" fo:padding-top="0.02cm" fo:padding-bottom="0.02cm" fo:padding-left="0.02cm" fo:padding-right="0.02cm" loext:decorative="false"/>
    </style:style>
    <style:style style:name="gr6" style:family="graphic" style:parent-style-name="standard">
      <style:graphic-properties draw:stroke="solid" svg:stroke-width="0.03cm" svg:stroke-color="#000000" draw:stroke-linejoin="round" svg:stroke-linecap="round" draw:fill="none" fo:padding-top="0.015cm" fo:padding-bottom="0.015cm" fo:padding-left="0.015cm" fo:padding-right="0.015cm" loext:decorative="fals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1.025cm" svg:height="29.704cm" svg:x="-0.005cm" svg:y="0.001cm" svg:viewBox="0 0 21026 29705" draw:points="0,29705 21026,29705 21026,0 0,0">
          <text:p/>
        </draw:polygon>
        <draw:line draw:style-name="gr2" draw:text-style-name="P2" draw:layer="layout" svg:x1="13.41cm" svg:y1="7.026cm" svg:x2="16.763cm" svg:y2="7.026cm">
          <text:p/>
        </draw:line>
        <draw:line draw:style-name="gr2" draw:text-style-name="P2" draw:layer="layout" svg:x1="16.763cm" svg:y1="7.026cm" svg:x2="16.763cm" svg:y2="13.795cm">
          <text:p/>
        </draw:line>
        <draw:line draw:style-name="gr2" draw:text-style-name="P2" draw:layer="layout" svg:x1="16.763cm" svg:y1="13.795cm" svg:x2="13.41cm" svg:y2="13.795cm">
          <text:p/>
        </draw:line>
        <draw:line draw:style-name="gr2" draw:text-style-name="P2" draw:layer="layout" svg:x1="13.41cm" svg:y1="13.795cm" svg:x2="13.41cm" svg:y2="7.026cm">
          <text:p/>
        </draw:line>
        <draw:polygon draw:style-name="gr3" draw:text-style-name="P3" draw:layer="layout" svg:width="3.251cm" svg:height="6.668cm" svg:x="13.461cm" svg:y="7.076cm" svg:viewBox="0 0 3252 6669" draw:points="3246,3 3251,8 3252,13 3252,6656 3250,6663 3245,6668 3239,6669 13,6669 6,6667 1,6661 0,6656 0,6529 178,6529 178,6379 175,6377 102,6377 102,6529 0,6529 0,4037 92,4037 93,4048 94,4059 94,4060 95,4064 98,4081 107,4101 107,4102 116,4117 118,4120 133,4137 150,4152 151,4152 157,4157 158,4163 158,6184 157,6190 158,6190 158,6196 159,6197 159,6203 160,6204 160,6206 160,6207 163,6213 165,6220 166,6220 167,6222 167,6223 171,6228 175,6233 176,6234 180,6238 519,6577 520,6578 524,6582 529,6586 530,6586 534,6590 535,6590 537,6592 538,6592 539,6592 544,6594 544,6595 550,6597 551,6597 553,6598 555,6598 560,6599 561,6599 565,6600 567,6601 568,6601 573,6600 1459,6600 1465,6601 1466,6600 1468,6600 1472,6600 1472,6599 1478,6598 1479,6598 1481,6598 1482,6597 1488,6595 1489,6595 1494,6593 1495,6593 1495,6592 1497,6591 1498,6590 1503,6587 1503,6586 1508,6583 1513,6578 1561,6529 3151,6529 3151,6377 3074,6377 3074,6529 2973,6529 2973,6377 2820,6377 2820,6529 2719,6529 2719,6377 2572,6377 2566,6384 2566,6529 2465,6529 2465,6465 2464,6465 2458,6468 2457,6468 2455,6469 2448,6471 2426,6477 2419,6479 2416,6479 2415,6479 2409,6480 2386,6482 2385,6482 2378,6483 2375,6483 2368,6482 2345,6480 2338,6479 2335,6479 2328,6477 2312,6473 2312,6529 2211,6529 2211,6412 2204,6406 2204,6405 2199,6400 2198,6399 2197,6398 2193,6393 2193,6392 2182,6377 2058,6377 2058,6529 1957,6529 1957,6377 1857,6377 1856,6379 1855,6380 1848,6386 1848,6387 1846,6388 1804,6430 1804,6529 1561,6529 1776,6315 1777,6314 1780,6311 1781,6310 1785,6305 1785,6304 1789,6300 1789,6299 1790,6299 1790,6298 1791,6297 1791,6296 1791,6295 1793,6290 1794,6290 1796,6285 1796,6284 1796,6283 1797,6281 1797,6280 1798,6275 2146,6275 2145,6259 2145,6258 2144,6251 2144,6248 2145,6241 2147,6218 2147,6217 2147,6211 2148,6208 2149,6201 2156,6179 2156,6178 2158,6172 2158,6171 2158,6169 2159,6169 2162,6163 2162,6162 2171,6141 2172,6141 2175,6135 2175,6134 2176,6132 2180,6127 2180,6126 2182,6123 2058,6123 2058,6275 1957,6275 1957,6123 1901,6123 1901,6275 1900,6275 1798,6275 1798,6273 1799,6268 1799,6267 1799,6261 1799,6021 2146,6021 2145,6005 2145,6004 2144,5997 2144,5994 2145,5987 2147,5964 2147,5963 2147,5957 2148,5954 2149,5947 2156,5925 2156,5924 2158,5918 2158,5917 2158,5915 2159,5915 2162,5909 2162,5908 2171,5887 2172,5887 2175,5881 2175,5880 2176,5878 2180,5873 2180,5872 2182,5869 2058,5869 2058,6021 1957,6021 1957,5869 1901,5869 1901,6021 1799,6021 1799,5767 2146,5767 2145,5751 2145,5750 2144,5743 2144,5740 2145,5733 2147,5710 2147,5703 2148,5701 2148,5700 2149,5693 2156,5671 2156,5670 2158,5664 2158,5663 2158,5661 2159,5661 2159,5660 2058,5660 2058,5767 1799,5767 1799,5713 1801,5706 1945,5562 1950,5559 2260,5559 2267,5561 2270,5564 2276,5572 2293,5589 2301,5594 2311,5602 2312,5602 2315,5603 2320,5608 2322,5615 2320,5622 2315,5626 2312,5628 2311,5628 2301,5635 2293,5641 2292,5641 2276,5657 2276,5658 2274,5661 2263,5676 2263,5677 2255,5693 2254,5697 2247,5719 2246,5742 2247,5764 2254,5787 2263,5807 2276,5827 2292,5842 2293,5843 2301,5848 2311,5856 2312,5856 2315,5857 2320,5862 2322,5869 2320,5876 2315,5880 2312,5882 2311,5882 2301,5889 2293,5895 2292,5895 2276,5911 2276,5912 2272,5917 2263,5930 2263,5931 2255,5947 2254,5951 2247,5973 2246,5996 2247,6018 2254,6041 2263,6061 2276,6080 2292,6096 2293,6097 2301,6102 2311,6110 2312,6110 2315,6111 2320,6116 2322,6123 2320,6130 2315,6134 2312,6136 2311,6136 2301,6143 2293,6149 2292,6149 2276,6165 2276,6166 2272,6171 2263,6184 2263,6185 2254,6203 2254,6205 2253,6205 2253,6208 2247,6227 2246,6250 2247,6273 2248,6273 2252,6290 2254,6295 2263,6315 2276,6334 2292,6350 2293,6351 2301,6356 2311,6363 2312,6363 2331,6373 2332,6373 2332,6374 2354,6379 2377,6381 2400,6379 2421,6374 2422,6373 2442,6363 2453,6356 2461,6351 2461,6350 2477,6334 2491,6315 2500,6295 2501,6290 2506,6273 2508,6250 2506,6227 2501,6208 2500,6205 2500,6203 2491,6185 2491,6184 2482,6171 2478,6166 2477,6165 2461,6149 2453,6143 2442,6136 2439,6134 2434,6130 2431,6123 2572,6123 2574,6126 2574,6127 2577,6132 2578,6132 2579,6134 2579,6135 2582,6141 2583,6141 2592,6162 2592,6163 2595,6169 2596,6171 2596,6172 2598,6178 2598,6179 2604,6201 2606,6208 2606,6211 2607,6217 2607,6218 2609,6241 2610,6248 2610,6251 2609,6258 2609,6259 2608,6275 3151,6275 3151,6123 3074,6123 3074,6275 2973,6275 2973,6123 2820,6123 2820,6275 2719,6275 2719,6123 2431,6123 2434,6116 2439,6111 2442,6110 2453,6102 2461,6097 2461,6096 2477,6080 2491,6061 2500,6041 2506,6018 2508,5996 2506,5973 2500,5951 2499,5947 2491,5931 2491,5930 2482,5917 2478,5912 2477,5911 2461,5895 2453,5889 2442,5882 2439,5880 2434,5876 2431,5869 2572,5869 2574,5872 2574,5873 2577,5878 2578,5878 2579,5880 2579,5881 2582,5887 2583,5887 2592,5908 2592,5909 2595,5915 2596,5917 2596,5918 2598,5924 2598,5925 2604,5947 2606,5954 2606,5957 2607,5963 2607,5964 2609,5987 2610,5994 2610,5997 2609,6004 2609,6005 2608,6021 3151,6021 3151,5869 3074,5869 3074,6021 2973,6021 2973,5869 2820,5869 2820,6021 2719,6021 2719,5869 2431,5869 2434,5862 2439,5857 2442,5856 2453,5848 2461,5843 2461,5842 2477,5827 2491,5807 2500,5787 2506,5764 2508,5742 2506,5719 2500,5697 2499,5693 2491,5677 2491,5676 2480,5661 2478,5658 2477,5657 2461,5641 2453,5635 2442,5628 2439,5626 2434,5622 2431,5615 2572,5615 2574,5618 2577,5624 2578,5624 2579,5626 2579,5627 2582,5633 2583,5633 2592,5654 2592,5655 2595,5661 2596,5663 2596,5664 2598,5670 2598,5671 2604,5693 2606,5700 2606,5701 2606,5703 2607,5710 2609,5733 2610,5740 2610,5743 2609,5750 2609,5751 2608,5767 3151,5767 3151,5615 3074,5615 3074,5767 2973,5767 2973,5615 2820,5615 2820,5767 2719,5767 2719,5615 2431,5615 2434,5608 2439,5603 2442,5602 2453,5594 2461,5589 2461,5588 2477,5572 2491,5553 2500,5533 2506,5511 2508,5488 2506,5465 2500,5443 2499,5439 2491,5423 2491,5422 2482,5409 2478,5404 2477,5403 2461,5387 2453,5381 2442,5374 2439,5372 2434,5368 2431,5361 2572,5361 2574,5364 2577,5370 2578,5370 2579,5372 2579,5373 2582,5379 2583,5379 2592,5400 2595,5407 2596,5409 2596,5410 2598,5416 2598,5417 2604,5439 2606,5446 2606,5449 2607,5456 2609,5479 2610,5486 2610,5489 2609,5496 2609,5497 2608,5513 3151,5513 3151,5361 3074,5361 3074,5513 2973,5513 2973,5361 2820,5361 2820,5513 2719,5513 2719,5361 2431,5361 2434,5354 2439,5349 2442,5347 2453,5340 2461,5335 2461,5334 2477,5318 2491,5299 2500,5279 2506,5257 2508,5234 2506,5211 2500,5189 2499,5185 2491,5169 2491,5168 2482,5155 2478,5150 2477,5149 2461,5133 2453,5127 2442,5120 2439,5118 2434,5114 2431,5107 2572,5107 2574,5110 2574,5111 2577,5116 2578,5116 2579,5118 2579,5119 2582,5125 2583,5125 2592,5146 2595,5153 2596,5155 2596,5156 2598,5162 2598,5163 2604,5185 2606,5192 2606,5195 2607,5201 2607,5202 2609,5225 2610,5232 2610,5235 2609,5242 2609,5243 2608,5259 3151,5259 3151,5107 3074,5107 3074,5259 2973,5259 2973,5107 2820,5107 2820,5259 2719,5259 2719,5107 2431,5107 2434,5100 2439,5095 2442,5093 2453,5086 2461,5081 2461,5080 2477,5064 2491,5045 2500,5025 2506,5003 2508,4980 2506,4957 2500,4935 2499,4931 2491,4915 2491,4914 2482,4901 2478,4896 2477,4895 2461,4879 2453,4873 2442,4866 2439,4864 2434,4860 2431,4853 2572,4853 2574,4856 2574,4857 2577,4862 2578,4862 2579,4864 2579,4865 2582,4871 2583,4871 2592,4892 2592,4893 2595,4899 2596,4901 2596,4902 2598,4908 2598,4909 2604,4931 2606,4938 2606,4941 2607,4947 2607,4948 2609,4971 2610,4978 2610,4981 2609,4988 2609,4989 2608,5005 3151,5005 3151,4853 3074,4853 3074,5005 2973,5005 2973,4853 2820,4853 2820,5005 2719,5005 2719,4853 2431,4853 2434,4846 2439,4841 2442,4840 2453,4832 2461,4827 2461,4826 2477,4810 2491,4791 2500,4771 2506,4748 2508,4726 2506,4703 2500,4681 2499,4677 2491,4661 2491,4660 2482,4647 2478,4642 2477,4641 2461,4625 2453,4619 2442,4612 2439,4610 2434,4606 2431,4599 2572,4599 2574,4602 2574,4603 2577,4608 2578,4608 2579,4610 2579,4611 2582,4617 2583,4617 2592,4638 2592,4639 2595,4645 2596,4647 2596,4648 2598,4654 2598,4655 2604,4677 2606,4684 2606,4687 2607,4693 2607,4694 2609,4717 2610,4724 2610,4727 2609,4734 2609,4735 2608,4751 3151,4751 3151,4599 3074,4599 3074,4751 2973,4751 2973,4599 2820,4599 2820,4751 2719,4751 2719,4599 2431,4599 2434,4592 2439,4587 2442,4586 2453,4578 2461,4573 2461,4572 2477,4557 2491,4537 2500,4517 2506,4494 2508,4472 2506,4449 2500,4427 2499,4423 2491,4407 2491,4406 2482,4393 2478,4388 2477,4387 2461,4371 2453,4365 2442,4358 2439,4356 2434,4352 2431,4345 2572,4345 2574,4348 2577,4354 2578,4354 2579,4356 2579,4357 2582,4363 2583,4363 2592,4384 2592,4385 2595,4391 2596,4393 2596,4394 2598,4400 2598,4401 2604,4423 2606,4430 2606,4431 2606,4433 2607,4440 2609,4463 2610,4470 2610,4473 2609,4480 2609,4481 2608,4497 3151,4497 3151,4345 3074,4345 3074,4497 2973,4497 2973,4345 2820,4345 2820,4497 2719,4497 2719,4345 2431,4345 2434,4338 2439,4333 2442,4332 2453,4324 2461,4319 2461,4318 2477,4302 2491,4283 2500,4263 2506,4241 2508,4218 2506,4195 2500,4173 2493,4157 2491,4153 2491,4152 2480,4137 2478,4134 2477,4133 2461,4117 2451,4110 2442,4104 2439,4102 2434,4098 2431,4091 2572,4091 2574,4094 2577,4100 2578,4100 2579,4102 2579,4103 2582,4109 2583,4109 2592,4130 2595,4137 2596,4139 2596,4140 2598,4146 2598,4147 2604,4169 2606,4176 2606,4179 2607,4186 2609,4209 2610,4216 2610,4219 2609,4226 2609,4227 2608,4243 3151,4243 3151,4091 3074,4091 3074,4243 2973,4243 2973,4091 2820,4091 2820,4243 2719,4243 2719,4091 2431,4091 2434,4084 2439,4079 2442,4077 2456,4068 2461,4065 2461,4064 2477,4048 2478,4047 2490,4030 2491,4029 2500,4009 2506,3987 2508,3964 2506,3941 2501,3922 2500,3919 2495,3908 2491,3899 2491,3898 2481,3884 2478,3880 2477,3879 2461,3863 2450,3856 2442,3850 2439,3848 2434,3844 2431,3837 2572,3837 2574,3840 2574,3841 2577,3846 2578,3846 2579,3848 2579,3849 2582,3855 2583,3855 2592,3876 2595,3883 2596,3885 2596,3886 2598,3892 2598,3893 2604,3915 2606,3922 2606,3925 2607,3931 2607,3932 2609,3955 2610,3962 2610,3965 2609,3972 2609,3973 2608,3989 3151,3989 3151,3837 3074,3837 3074,3989 2973,3989 2973,3837 2820,3837 2820,3989 2719,3989 2719,3837 2431,3837 2434,3830 2439,3825 2442,3823 2458,3813 2461,3811 2461,3810 2477,3794 2491,3775 2500,3755 2504,3742 2506,3733 2508,3710 2506,3687 2500,3665 2492,3648 2491,3645 2491,3644 2482,3631 2478,3626 2477,3625 2461,3609 2453,3603 2442,3596 2439,3594 2434,3590 2431,3583 2572,3583 2574,3586 2574,3587 2577,3592 2578,3592 2579,3594 2579,3595 2582,3601 2583,3601 2592,3622 2592,3623 2595,3629 2596,3631 2596,3632 2598,3638 2598,3639 2604,3661 2606,3668 2606,3671 2607,3677 2607,3678 2609,3701 2610,3708 2610,3711 2609,3718 2609,3719 2608,3735 3151,3735 3151,3583 3074,3583 3074,3735 2973,3735 2973,3583 2820,3583 2820,3735 2719,3735 2719,3583 2431,3583 2434,3576 2439,3571 2442,3570 2453,3562 2461,3557 2461,3556 2477,3540 2478,3540 2488,3525 2491,3521 2500,3501 2506,3478 2508,3456 2506,3433 2504,3426 2500,3411 2500,3410 2491,3391 2491,3390 2482,3378 2478,3372 2477,3371 2461,3355 2450,3347 2442,3342 2439,3340 2434,3336 2431,3329 2572,3329 2574,3332 2574,3333 2577,3338 2578,3338 2579,3340 2579,3341 2582,3347 2583,3347 2592,3368 2592,3369 2595,3375 2596,3377 2596,3378 2598,3384 2598,3385 2604,3407 2606,3414 2606,3417 2607,3423 2607,3424 2609,3447 2610,3454 2610,3457 2609,3464 2609,3465 2608,3481 3151,3481 3151,3329 3074,3329 3074,3481 2973,3481 2973,3329 2820,3329 2820,3481 2719,3481 2719,3329 2431,3329 2434,3322 2439,3317 2442,3316 2453,3308 2461,3303 2461,3302 2477,3287 2491,3267 2500,3247 2504,3232 2506,3225 2506,3224 2508,3202 2506,3179 2500,3157 2496,3149 2491,3137 2491,3136 2482,3123 2478,3118 2477,3117 2461,3101 2453,3095 2442,3088 2439,3086 2433,3082 2431,3075 2572,3075 2574,3078 2577,3084 2578,3084 2579,3086 2579,3087 2582,3093 2583,3093 2592,3114 2592,3115 2595,3121 2596,3123 2596,3124 2598,3130 2598,3131 2604,3153 2606,3160 2606,3161 2606,3163 2607,3170 2609,3193 2610,3200 2610,3203 2609,3210 2609,3211 2608,3227 3151,3227 3151,3075 3074,3075 3074,3227 2973,3227 2973,3075 2820,3075 2820,3227 2719,3227 2719,3075 2431,3075 2434,3068 2439,3063 2442,3062 2443,3061 2461,3049 2461,3048 2477,3032 2478,3032 2490,3014 2491,3013 2500,2993 2500,2992 2505,2975 2505,2974 2504,2973 2250,2973 2249,2974 2253,2992 2254,2993 2263,3013 2264,3014 2276,3032 2277,3032 2292,3048 2293,3049 2311,3061 2312,3062 2315,3063 2320,3068 2322,3075 2320,3082 2315,3086 2312,3088 2311,3088 2301,3095 2293,3101 2292,3101 2276,3117 2276,3118 2272,3123 2263,3136 2263,3137 2257,3149 2254,3157 2247,3179 2246,3202 2247,3224 2248,3225 2249,3232 2254,3247 2263,3267 2276,3287 2292,3302 2293,3303 2301,3308 2311,3316 2312,3316 2315,3317 2320,3322 2322,3329 2320,3336 2315,3340 2312,3342 2311,3342 2304,3347 2293,3355 2292,3355 2286,3361 2280,3365 1581,3365 1574,3363 1571,3361 1407,3197 1550,3197 1581,3227 2146,3227 2145,3211 2145,3210 2144,3203 2144,3200 2145,3193 2147,3170 2147,3163 2148,3161 2148,3160 2149,3153 2156,3131 2156,3130 2158,3124 2158,3123 2158,3121 2159,3121 2162,3115 2162,3114 2171,3093 2172,3093 2175,3087 2175,3086 2176,3084 2180,3078 2182,3075 2058,3075 2058,3227 1957,3227 1957,3075 1804,3075 1804,3227 1703,3227 1703,3075 1550,3075 1550,3197 1407,3197 1366,3155 1362,3149 1362,2973 2148,2973 2148,2963 2149,2955 2149,2954 2151,2946 2148,2931 2147,2928 2147,2918 2150,2897 2150,2895 2156,2876 2156,2875 2158,2869 2158,2868 2158,2866 2159,2866 2162,2859 2171,2838 2172,2838 2175,2832 2175,2831 2176,2829 2180,2823 2182,2820 2058,2820 2058,2973 1957,2973 1957,2820 1804,2820 1804,2973 1703,2973 1703,2820 1550,2820 1550,2973 1362,2973 1362,2718 2146,2718 2145,2702 2145,2701 2144,2694 2144,2691 2145,2684 2147,2661 2147,2660 2147,2654 2148,2651 2149,2644 2156,2622 2156,2621 2158,2615 2158,2614 2158,2612 2159,2612 2162,2605 2171,2584 2172,2584 2175,2578 2175,2577 2176,2575 2180,2570 2180,2569 2182,2566 2058,2566 2058,2718 1957,2718 1957,2566 1804,2566 1804,2718 1703,2718 1703,2566 1550,2566 1550,2718 1362,2718 1362,2611 1361,2610 1361,2602 1361,2601 1360,2599 1360,2598 1358,2591 1357,2584 1356,2584 1356,2583 1355,2581 1354,2580 1351,2574 1351,2573 1348,2567 1347,2566 1346,2564 1345,2564 1345,2563 1344,2563 1340,2558 1340,2557 1339,2556 1337,2554 1336,2554 1332,2549 1331,2548 1330,2547 1152,2370 1296,2370 1390,2464 2185,2464 2185,2312 2058,2312 2058,2464 1957,2464 1957,2312 1804,2312 1804,2464 1703,2464 1703,2312 1550,2312 1550,2464 1449,2464 1449,2312 1296,2312 1296,2370 1152,2370 1135,2353 1134,2353 1130,2348 1129,2347 1127,2346 1126,2345 1125,2344 1121,2340 1120,2339 1119,2339 1118,2338 1117,2337 1116,2337 1111,2333 1110,2333 1104,2330 1103,2330 1103,2329 1101,2329 1100,2328 1099,2328 1097,2328 1093,2327 1092,2326 1086,2324 1084,2324 1083,2323 1081,2323 1074,2323 1072,2322 655,2322 653,2323 647,2323 646,2323 644,2323 643,2324 641,2324 635,2326 634,2327 628,2328 627,2328 626,2329 624,2329 624,2330 623,2330 618,2333 617,2333 611,2337 610,2338 608,2339 607,2339 606,2340 602,2344 601,2345 599,2346 593,2353 592,2353 591,2354 590,2355 450,2496 448,2497 447,2498 442,2503 440,2505 439,2507 434,2512 434,2513 433,2513 432,2515 431,2516 428,2522 428,2523 424,2529 424,2530 423,2532 423,2533 423,2534 421,2540 418,2547 418,2548 418,2550 418,2551 417,2552 417,2559 417,2561 417,3349 415,3356 364,3408 358,3411 351,3411 348,3409 339,3402 338,3402 324,3397 318,3396 139,3396 133,3397 119,3402 107,3411 98,3422 94,3436 92,3442 92,3622 94,3628 98,3641 107,3653 119,3662 131,3666 136,3671 139,3677 137,3684 135,3687 123,3700 122,3701 111,3718 110,3719 101,3738 100,3739 95,3759 95,3760 96,3761 360,3761 362,3760 362,3759 358,3743 357,3742 354,3735 621,3735 620,3719 620,3718 619,3711 619,3708 620,3701 622,3678 622,3677 622,3671 623,3668 624,3661 631,3639 631,3638 633,3632 633,3631 633,3629 634,3629 637,3623 637,3622 646,3601 647,3601 650,3595 650,3594 651,3592 654,3587 655,3586 657,3583 589,3583 533,3639 533,3735 354,3735 349,3722 348,3721 337,3703 336,3702 322,3687 318,3680 320,3673 324,3668 326,3666 337,3662 338,3662 350,3653 359,3641 362,3631 367,3625 373,3623 375,3623 383,3623 383,3622 384,3622 386,3621 387,3621 394,3619 401,3617 402,3617 404,3616 405,3616 411,3612 412,3612 414,3610 418,3609 419,3608 421,3607 421,3606 422,3606 427,3601 429,3600 431,3598 436,3593 437,3592 438,3591 567,3462 568,3461 569,3461 569,3460 574,3455 576,3453 577,3452 577,3451 581,3446 582,3446 582,3445 584,3443 585,3442 588,3436 588,3435 591,3430 591,3429 592,3428 593,3426 593,3425 594,3424 595,3418 596,3417 597,3411 597,3410 598,3408 598,3407 598,3399 599,3398 599,3202 721,3202 722,3224 723,3225 724,3232 729,3247 738,3267 751,3287 768,3303 776,3308 786,3316 787,3316 790,3317 795,3322 797,3329 795,3336 790,3340 787,3342 786,3343 768,3355 767,3356 752,3371 751,3372 739,3390 738,3391 729,3410 728,3411 724,3429 724,3430 979,3430 980,3430 980,3429 975,3411 975,3410 966,3391 965,3390 953,3372 952,3371 936,3356 936,3355 918,3343 917,3342 914,3340 908,3336 906,3329 1047,3329 1049,3332 1049,3333 1052,3338 1053,3338 1054,3340 1054,3341 1057,3347 1067,3368 1067,3369 1070,3375 1071,3377 1071,3378 1073,3384 1073,3385 1078,3404 1079,3409 1080,3411 1080,3413 1081,3439 1081,3442 1080,3448 1079,3449 1078,3458 1081,3473 1081,3475 1082,3481 1195,3481 1195,3385 1143,3334 1140,3331 1137,3329 906,3329 909,3322 914,3317 917,3316 918,3316 928,3308 936,3303 936,3302 952,3287 966,3267 975,3247 979,3232 981,3225 981,3224 983,3202 981,3179 975,3157 972,3149 966,3137 966,3136 957,3123 953,3118 952,3117 936,3101 928,3095 918,3088 917,3088 914,3086 909,3082 906,3075 909,3068 914,3063 917,3062 918,3062 928,3054 936,3049 936,3048 952,3032 966,3013 975,2993 981,2971 983,2948 981,2924 981,2921 975,2902 975,2901 966,2882 966,2881 957,2869 953,2863 952,2862 936,2846 935,2846 935,2845 931,2840 931,2834 934,2827 940,2823 942,2823 943,2823 957,2818 968,2809 977,2798 982,2784 983,2777 983,2608 982,2602 977,2588 968,2576 957,2568 943,2563 936,2562 767,2562 761,2563 747,2568 735,2576 727,2588 722,2602 721,2608 721,2777 722,2784 727,2798 735,2809 747,2818 761,2823 762,2823 768,2826 772,2831 772,2839 769,2845 768,2846 767,2846 751,2862 751,2863 747,2869 738,2881 738,2882 729,2901 729,2902 728,2902 723,2921 722,2924 721,2948 722,2971 729,2993 738,3013 751,3032 767,3048 768,3049 776,3054 786,3062 787,3062 790,3063 795,3068 797,3075 795,3082 790,3086 787,3088 786,3088 776,3095 768,3101 751,3118 747,3123 738,3136 738,3137 732,3149 729,3157 722,3179 721,3202 599,3202 599,2609 601,2602 694,2508 700,2504 1024,2504 1031,2506 1033,2508 1176,2651 1180,2657 1180,3194 1180,3196 1180,3202 1181,3203 1181,3205 1181,3207 1181,3208 1184,3214 1184,3215 1186,3222 1186,3223 1187,3225 1187,3226 1188,3227 1191,3232 1191,3233 1194,3239 1195,3239 1195,3240 1196,3241 1197,3242 1197,3243 1202,3248 1203,3250 1205,3252 1210,3257 1211,3257 1211,3258 1213,3259 1468,3515 1469,3516 1470,3517 1475,3521 1475,3522 1477,3524 1478,3525 1479,3525 1484,3529 1484,3530 1485,3530 1487,3531 1488,3532 1489,3532 1494,3536 1495,3536 1500,3539 1501,3539 1502,3540 1504,3540 1505,3541 1510,3542 1512,3543 1519,3545 1520,3545 1522,3546 1523,3546 1531,3546 1532,3547 2277,3547 2284,3548 2286,3551 2292,3556 2293,3557 2301,3562 2311,3570 2312,3570 2315,3571 2320,3576 2322,3583 2320,3590 2315,3594 2312,3596 2311,3596 2301,3603 2293,3609 2292,3609 2276,3625 2276,3626 2272,3631 2263,3644 2263,3645 2261,3648 2254,3665 2247,3687 2246,3710 2247,3733 2248,3733 2250,3742 2254,3755 2263,3775 2276,3794 2292,3810 2293,3811 2296,3813 2311,3823 2312,3823 2315,3825 2320,3830 2322,3837 2320,3844 2315,3848 2312,3850 2311,3850 2303,3856 2293,3863 2292,3863 2276,3879 2276,3880 2273,3884 2263,3898 2263,3899 2258,3908 2254,3919 2253,3919 2253,3922 2247,3941 2246,3964 2247,3987 2254,4009 2263,4029 2264,4030 2275,4047 2276,4048 2292,4064 2293,4065 2298,4068 2311,4077 2312,4077 2315,4079 2320,4084 2322,4091 2320,4098 2315,4102 2312,4104 2311,4104 2302,4110 2293,4117 2292,4117 2276,4133 2276,4134 2273,4137 2263,4152 2263,4153 2260,4157 2254,4173 2247,4195 2246,4218 2247,4241 2254,4263 2263,4283 2276,4302 2293,4319 2301,4324 2311,4332 2312,4332 2315,4333 2320,4338 2322,4345 2320,4352 2315,4356 2312,4358 2311,4358 2301,4365 2293,4371 2292,4371 2276,4387 2276,4388 2272,4393 2263,4406 2263,4407 2255,4423 2254,4427 2247,4449 2246,4472 2247,4494 2254,4517 2263,4537 2276,4557 2292,4572 2293,4573 2301,4578 2311,4586 2312,4586 2315,4587 2320,4592 2322,4599 2320,4606 2315,4610 2312,4612 2311,4612 2301,4619 2293,4625 2292,4625 2276,4641 2276,4642 2272,4647 2263,4660 2263,4661 2255,4677 2254,4681 2247,4703 2246,4726 2247,4748 2254,4771 2263,4791 2276,4810 2292,4826 2293,4827 2301,4832 2311,4840 2312,4840 2315,4841 2320,4846 2322,4853 2320,4860 2315,4864 2312,4866 2311,4866 2301,4873 2293,4879 2292,4879 2276,4895 2276,4896 2272,4901 2263,4914 2263,4915 2255,4931 2254,4935 2253,4935 2248,4957 2247,4957 2246,4980 2247,5003 2254,5025 2263,5045 2276,5064 2292,5080 2293,5081 2301,5086 2311,5093 2312,5093 2315,5095 2320,5100 2322,5107 2320,5114 2315,5118 2312,5120 2311,5120 2301,5127 2293,5133 2292,5133 2276,5149 2276,5150 2272,5155 2263,5168 2263,5169 2255,5185 2254,5189 2247,5211 2246,5234 2247,5257 2254,5279 2263,5299 2276,5318 2292,5334 2293,5335 2301,5340 2311,5347 2312,5347 2315,5349 2320,5354 2322,5361 2320,5368 2315,5372 2312,5374 2311,5374 2301,5381 2293,5387 2292,5387 2276,5403 2276,5404 2270,5412 2265,5416 2260,5417 1921,5417 1915,5416 1909,5417 1908,5418 1902,5418 1901,5419 1899,5420 1897,5420 1892,5422 1886,5424 1885,5425 1883,5426 1882,5426 1882,5427 1878,5429 1877,5430 1877,5431 1872,5434 1871,5435 1867,5439 1867,5440 1680,5626 1679,5627 1675,5631 1671,5636 1667,5641 1667,5642 1666,5644 1665,5644 1665,5645 1663,5651 1662,5651 1660,5657 1660,5658 1659,5660 1659,5661 1658,5667 1658,5668 1657,5674 1657,5680 1657,6228 1655,6235 1654,6237 1436,6455 1430,6458 606,6458 599,6456 390,6247 533,6247 561,6275 621,6275 620,6259 620,6258 619,6251 619,6250 721,6250 722,6273 723,6273 727,6290 729,6295 738,6315 751,6334 768,6351 776,6356 786,6363 787,6363 806,6373 807,6373 807,6374 829,6379 852,6381 875,6379 896,6374 897,6373 917,6363 918,6363 928,6356 936,6351 936,6350 952,6334 966,6315 975,6295 976,6290 981,6273 983,6250 981,6227 976,6208 975,6205 975,6203 966,6185 966,6184 957,6171 953,6166 952,6165 936,6149 928,6143 918,6136 917,6136 914,6134 909,6130 906,6123 1047,6123 1049,6126 1049,6127 1052,6132 1053,6132 1054,6134 1054,6135 1057,6141 1058,6141 1067,6162 1067,6163 1070,6169 1071,6171 1071,6172 1073,6178 1073,6179 1079,6201 1081,6208 1081,6211 1082,6211 1082,6217 1082,6218 1084,6241 1085,6248 1085,6251 1084,6258 1084,6259 1083,6275 1449,6275 1449,6123 1296,6123 1296,6275 1195,6275 1195,6123 906,6123 909,6116 914,6111 917,6110 918,6110 928,6102 936,6097 936,6096 952,6080 966,6061 975,6041 981,6018 983,5996 981,5973 975,5951 974,5947 966,5931 966,5930 957,5917 953,5912 952,5911 936,5895 928,5889 918,5882 917,5882 914,5880 909,5876 906,5869 1047,5869 1049,5872 1049,5873 1052,5878 1053,5878 1054,5880 1054,5881 1057,5887 1058,5887 1067,5908 1067,5909 1070,5915 1071,5917 1071,5918 1073,5924 1073,5925 1079,5947 1081,5954 1081,5957 1082,5957 1082,5963 1082,5964 1084,5987 1085,5994 1085,5997 1084,6004 1084,6005 1083,6021 1449,6021 1449,5869 1296,5869 1296,6021 1195,6021 1195,5869 906,5869 909,5862 914,5857 917,5856 918,5856 928,5848 936,5843 936,5842 952,5827 966,5807 975,5787 981,5764 983,5742 981,5719 975,5697 974,5693 966,5677 966,5676 955,5661 953,5658 952,5657 936,5641 928,5635 918,5628 917,5628 914,5626 909,5622 906,5615 1047,5615 1049,5618 1052,5624 1053,5624 1054,5626 1054,5627 1057,5633 1058,5633 1067,5654 1067,5655 1070,5661 1071,5663 1071,5664 1073,5670 1073,5671 1079,5693 1081,5700 1081,5701 1081,5703 1082,5703 1082,5710 1084,5733 1085,5740 1085,5743 1084,5750 1084,5751 1083,5767 1449,5767 1449,5615 1296,5615 1296,5767 1195,5767 1195,5615 906,5615 909,5608 914,5603 917,5602 918,5602 928,5594 936,5589 936,5588 952,5572 966,5553 975,5533 981,5511 983,5488 981,5465 975,5443 974,5439 966,5423 966,5422 957,5409 953,5404 952,5403 936,5387 928,5381 918,5374 917,5374 914,5372 909,5368 906,5361 1047,5361 1049,5364 1052,5370 1053,5370 1054,5372 1054,5373 1057,5379 1058,5379 1067,5400 1070,5407 1071,5409 1071,5410 1073,5416 1073,5417 1079,5439 1081,5446 1081,5449 1082,5449 1082,5456 1084,5479 1085,5486 1085,5489 1084,5496 1084,5497 1083,5513 1650,5513 1703,5460 1703,5361 1550,5361 1550,5513 1449,5513 1449,5361 1296,5361 1296,5513 1195,5513 1195,5361 906,5361 909,5354 914,5349 917,5347 918,5347 928,5340 936,5335 936,5334 952,5318 966,5299 975,5279 981,5257 983,5234 981,5211 975,5189 974,5185 966,5169 966,5168 957,5155 953,5150 952,5149 936,5133 928,5127 918,5120 917,5120 914,5118 909,5114 906,5107 1047,5107 1049,5110 1049,5111 1052,5116 1053,5116 1054,5118 1054,5119 1057,5125 1058,5125 1067,5146 1070,5153 1071,5155 1071,5156 1073,5162 1073,5163 1079,5185 1081,5192 1081,5195 1082,5195 1082,5201 1082,5202 1084,5225 1085,5232 1085,5235 1084,5242 1084,5243 1083,5259 2146,5259 2145,5243 2145,5242 2144,5235 2144,5232 2145,5225 2147,5202 2147,5201 2147,5195 2148,5192 2149,5185 2156,5163 2156,5162 2158,5156 2158,5155 2158,5153 2159,5153 2162,5146 2171,5125 2172,5125 2175,5119 2175,5118 2176,5116 2180,5111 2180,5110 2182,5107 2058,5107 2058,5259 1957,5259 1957,5107 1804,5107 1804,5259 1703,5259 1703,5107 1550,5107 1550,5259 1449,5259 1449,5107 1296,5107 1296,5259 1195,5259 1195,5107 906,5107 909,5100 914,5095 917,5093 918,5093 928,5086 936,5081 936,5080 952,5064 966,5045 975,5025 981,5003 983,4980 981,4957 975,4935 974,4931 966,4915 966,4914 957,4901 953,4896 952,4895 936,4879 928,4873 918,4866 917,4866 914,4864 909,4860 906,4853 1047,4853 1049,4856 1049,4857 1052,4862 1053,4862 1054,4864 1054,4865 1057,4871 1058,4871 1067,4892 1067,4893 1070,4899 1071,4901 1071,4902 1073,4908 1073,4909 1079,4931 1081,4938 1081,4941 1082,4941 1082,4947 1082,4948 1084,4971 1085,4978 1085,4981 1084,4988 1084,4989 1083,5005 2146,5005 2145,4989 2145,4988 2144,4981 2144,4978 2145,4971 2147,4948 2147,4947 2147,4941 2148,4938 2149,4931 2156,4909 2156,4908 2158,4902 2158,4901 2158,4899 2159,4899 2162,4893 2162,4892 2171,4871 2172,4871 2175,4865 2175,4864 2176,4862 2180,4857 2180,4856 2182,4853 2058,4853 2058,5005 1957,5005 1957,4853 1804,4853 1804,5005 1703,5005 1703,4853 1550,4853 1550,5005 1449,5005 1449,4853 1296,4853 1296,5005 1195,5005 1195,4853 906,4853 909,4846 914,4841 917,4840 918,4840 928,4832 936,4827 936,4826 952,4810 966,4791 975,4771 981,4748 983,4726 981,4703 975,4681 974,4677 966,4661 966,4660 957,4647 953,4642 952,4641 936,4625 928,4619 918,4612 917,4612 914,4610 909,4606 906,4599 1047,4599 1049,4602 1049,4603 1052,4608 1053,4608 1054,4610 1054,4611 1057,4617 1058,4617 1067,4638 1067,4639 1070,4645 1071,4647 1071,4648 1073,4654 1073,4655 1079,4677 1081,4684 1081,4687 1082,4687 1082,4693 1082,4694 1084,4717 1085,4724 1085,4727 1084,4734 1084,4735 1083,4751 2146,4751 2145,4735 2145,4734 2144,4727 2144,4724 2145,4717 2147,4694 2147,4693 2147,4687 2148,4684 2149,4677 2156,4655 2156,4654 2158,4648 2158,4647 2158,4645 2159,4645 2162,4639 2162,4638 2171,4617 2172,4617 2175,4611 2175,4610 2176,4608 2180,4603 2180,4602 2182,4599 2058,4599 2058,4751 1957,4751 1957,4599 1804,4599 1804,4751 1703,4751 1703,4599 1550,4599 1550,4751 1449,4751 1449,4599 1296,4599 1296,4751 1195,4751 1195,4599 906,4599 909,4592 914,4587 917,4586 918,4586 928,4578 936,4573 936,4572 952,4557 966,4537 975,4517 981,4494 983,4472 981,4449 975,4427 974,4423 966,4407 966,4406 957,4393 953,4388 952,4387 936,4371 928,4365 918,4358 917,4358 914,4356 909,4352 906,4345 1047,4345 1049,4348 1052,4354 1053,4354 1054,4356 1054,4357 1057,4363 1058,4363 1067,4384 1067,4385 1070,4391 1071,4393 1071,4394 1073,4400 1073,4401 1079,4423 1081,4430 1081,4431 1081,4433 1082,4433 1082,4440 1084,4463 1085,4470 1085,4473 1084,4480 1084,4481 1083,4497 2146,4497 2145,4481 2145,4480 2144,4473 2144,4470 2145,4463 2147,4440 2147,4433 2148,4431 2148,4430 2149,4423 2156,4401 2156,4400 2158,4394 2158,4393 2158,4391 2159,4391 2162,4385 2162,4384 2171,4363 2172,4363 2175,4357 2175,4356 2176,4354 2180,4348 2182,4345 2058,4345 2058,4497 1957,4497 1957,4345 1804,4345 1804,4497 1703,4497 1703,4345 1550,4345 1550,4497 1449,4497 1449,4345 1296,4345 1296,4497 1195,4497 1195,4345 906,4345 909,4338 914,4333 917,4332 918,4332 928,4324 936,4319 936,4318 952,4302 966,4283 975,4263 981,4241 983,4218 981,4195 975,4173 968,4157 966,4153 966,4152 955,4137 953,4134 952,4133 936,4117 926,4110 918,4104 917,4104 914,4102 909,4098 906,4091 1047,4091 1049,4094 1052,4100 1053,4100 1054,4102 1054,4103 1057,4109 1058,4109 1067,4130 1070,4137 1071,4139 1071,4140 1073,4146 1073,4147 1079,4169 1081,4176 1081,4179 1082,4179 1082,4186 1084,4209 1085,4216 1085,4219 1084,4226 1084,4227 1083,4243 2146,4243 2145,4227 2145,4226 2144,4219 2144,4216 2145,4209 2147,4186 2147,4179 2148,4176 2149,4169 2156,4147 2156,4146 2158,4140 2158,4139 2158,4137 2159,4137 2162,4130 2171,4109 2172,4109 2175,4103 2175,4102 2176,4100 2180,4094 2182,4091 2058,4091 2058,4243 1957,4243 1957,4091 1804,4091 1804,4243 1703,4243 1703,4091 1550,4091 1550,4243 1449,4243 1449,4091 1296,4091 1296,4243 1195,4243 1195,4091 906,4091 909,4084 914,4079 917,4077 918,4077 931,4068 936,4065 936,4064 952,4048 953,4047 965,4030 966,4029 975,4009 981,3987 983,3964 981,3941 976,3922 975,3919 970,3908 966,3899 966,3898 956,3884 953,3880 952,3879 936,3863 925,3856 918,3850 917,3850 914,3848 909,3844 906,3837 1047,3837 1049,3840 1049,3841 1052,3846 1053,3846 1054,3848 1054,3849 1057,3855 1058,3855 1067,3876 1070,3883 1071,3885 1071,3886 1073,3892 1073,3893 1079,3915 1081,3922 1081,3925 1082,3925 1082,3931 1082,3932 1084,3955 1085,3962 1085,3965 1084,3972 1084,3973 1083,3989 2146,3989 2145,3973 2145,3972 2144,3965 2144,3962 2145,3955 2147,3932 2147,3931 2147,3925 2148,3922 2149,3915 2156,3893 2156,3892 2158,3886 2158,3885 2158,3883 2159,3883 2162,3876 2171,3855 2172,3855 2175,3849 2175,3848 2176,3846 2180,3841 2180,3840 2182,3837 2058,3837 2058,3989 1957,3989 1957,3837 1804,3837 1804,3989 1703,3989 1703,3837 1550,3837 1550,3989 1449,3989 1449,3837 1296,3837 1296,3989 1195,3989 1195,3837 906,3837 909,3830 914,3825 917,3823 918,3823 933,3813 936,3811 936,3810 952,3794 966,3775 975,3755 979,3742 981,3733 983,3710 981,3687 975,3665 967,3648 966,3645 966,3644 957,3631 953,3626 952,3625 936,3609 928,3603 918,3596 917,3596 914,3594 908,3590 906,3583 1047,3583 1049,3586 1049,3587 1052,3592 1053,3592 1054,3594 1054,3595 1057,3601 1058,3601 1067,3622 1067,3623 1070,3629 1071,3631 1071,3632 1073,3638 1073,3639 1079,3661 1081,3668 1081,3671 1082,3671 1082,3677 1082,3678 1084,3701 1085,3708 1085,3711 1084,3718 1084,3719 1083,3735 2146,3735 2145,3719 2145,3718 2144,3711 2144,3708 2145,3701 2147,3678 2147,3677 2147,3671 2148,3668 2149,3661 2153,3648 2058,3648 2058,3735 1957,3735 1957,3648 1804,3648 1804,3735 1703,3735 1703,3648 1550,3648 1550,3735 1449,3735 1449,3627 1446,3625 1442,3623 1441,3623 1434,3618 1432,3617 1431,3616 1429,3614 1426,3613 1426,3612 1423,3610 1416,3606 1413,3602 1410,3599 1408,3598 1396,3586 1395,3586 1394,3584 1393,3583 1296,3583 1296,3735 1195,3735 1195,3583 906,3583 909,3576 914,3571 917,3570 918,3569 936,3557 936,3556 952,3540 953,3540 965,3522 966,3521 975,3501 975,3500 980,3483 980,3482 979,3481 725,3481 724,3482 728,3500 729,3501 738,3521 739,3522 751,3540 752,3540 767,3556 768,3557 786,3569 787,3570 790,3571 795,3576 797,3583 795,3590 790,3594 787,3596 786,3596 776,3603 768,3609 751,3626 747,3631 738,3644 738,3645 736,3648 729,3665 722,3687 721,3710 722,3733 723,3733 725,3742 729,3755 738,3775 751,3794 768,3811 771,3813 786,3823 787,3823 790,3825 795,3830 797,3837 795,3844 790,3848 787,3850 786,3850 778,3856 768,3863 751,3880 748,3884 738,3898 738,3899 733,3908 729,3919 728,3919 727,3922 722,3941 721,3964 722,3987 729,4009 738,4029 739,4030 750,4047 751,4048 768,4065 773,4068 786,4077 787,4077 790,4079 795,4084 797,4091 795,4098 790,4102 787,4104 786,4104 777,4110 768,4117 767,4117 751,4133 751,4134 748,4137 738,4152 738,4153 735,4157 729,4173 722,4195 721,4218 722,4241 729,4263 738,4283 751,4302 767,4318 768,4319 776,4324 786,4332 787,4332 790,4333 795,4338 797,4345 795,4352 790,4356 787,4358 786,4358 776,4365 768,4371 751,4388 747,4393 738,4406 738,4407 730,4423 729,4427 722,4449 721,4472 722,4494 729,4517 738,4537 751,4557 768,4573 776,4578 786,4586 787,4586 790,4587 795,4592 797,4599 795,4606 790,4610 787,4612 786,4612 776,4619 768,4625 751,4642 747,4647 738,4660 738,4661 730,4677 729,4681 722,4703 721,4726 722,4748 729,4771 738,4791 751,4810 768,4827 776,4832 786,4840 787,4840 790,4841 795,4846 797,4853 795,4860 790,4864 787,4866 786,4866 776,4873 768,4879 751,4896 747,4901 738,4914 738,4915 730,4931 729,4935 728,4935 723,4957 722,4957 721,4980 722,5003 729,5025 738,5045 751,5064 768,5081 776,5086 786,5093 787,5093 790,5095 795,5100 797,5107 795,5114 790,5118 787,5120 786,5120 776,5127 768,5133 751,5150 747,5155 738,5168 738,5169 730,5185 729,5189 722,5211 721,5234 722,5257 729,5279 738,5299 751,5318 768,5335 776,5340 786,5347 787,5347 790,5349 795,5354 797,5361 795,5368 790,5372 787,5374 786,5374 776,5381 768,5387 767,5387 751,5403 751,5404 747,5409 738,5422 738,5423 730,5439 729,5443 722,5465 721,5488 722,5511 729,5533 738,5553 751,5572 767,5588 768,5589 776,5594 786,5602 787,5602 790,5603 795,5608 797,5615 795,5622 790,5626 787,5628 786,5628 776,5635 768,5641 751,5658 749,5661 738,5676 738,5677 730,5693 729,5697 722,5719 721,5742 722,5764 729,5787 738,5807 751,5827 768,5843 776,5848 786,5856 787,5856 790,5857 795,5862 797,5869 795,5876 790,5880 787,5882 786,5882 776,5889 768,5895 751,5912 747,5917 738,5930 738,5931 730,5947 729,5951 722,5973 721,5996 722,6018 729,6041 738,6061 751,6080 768,6097 776,6102 786,6110 787,6110 790,6111 795,6116 797,6123 795,6130 790,6134 787,6136 786,6136 776,6143 768,6149 751,6166 747,6171 738,6184 738,6185 729,6203 729,6205 728,6205 727,6208 722,6227 721,6250 619,6250 619,6248 620,6241 622,6218 622,6217 622,6211 623,6208 624,6201 631,6179 631,6178 633,6172 633,6171 633,6169 634,6169 637,6163 637,6162 646,6141 647,6141 650,6135 650,6134 651,6132 654,6127 655,6126 657,6123 533,6123 533,6247 390,6247 303,6161 299,6154 299,6021 621,6021 620,6005 620,6004 619,5997 619,5994 620,5987 622,5964 622,5963 622,5957 623,5954 624,5947 631,5925 631,5924 633,5918 633,5917 633,5915 634,5915 637,5909 637,5908 646,5887 647,5887 650,5881 650,5880 651,5878 654,5873 655,5872 657,5869 533,5869 533,6021 432,6021 432,5869 401,5869 401,6021 299,6021 299,5767 621,5767 620,5751 620,5750 619,5743 619,5740 620,5733 622,5710 622,5703 623,5701 623,5700 624,5693 631,5671 631,5670 633,5664 633,5663 633,5661 634,5661 637,5655 637,5654 646,5633 647,5633 650,5627 650,5626 651,5624 654,5618 655,5618 657,5615 533,5615 533,5767 432,5767 432,5615 401,5615 401,5767 299,5767 299,5513 621,5513 620,5497 620,5496 619,5489 619,5486 620,5479 622,5456 622,5449 623,5446 624,5439 631,5417 631,5416 633,5410 633,5409 633,5407 634,5407 637,5400 646,5379 647,5379 650,5373 650,5372 651,5370 654,5364 655,5364 657,5361 533,5361 533,5513 432,5513 432,5361 401,5361 401,5513 299,5513 299,5259 621,5259 620,5243 620,5242 619,5235 619,5232 620,5225 622,5202 622,5201 622,5195 623,5192 624,5185 631,5163 631,5162 633,5156 633,5155 633,5153 634,5153 637,5146 646,5125 647,5125 650,5119 650,5118 651,5116 654,5111 655,5110 657,5107 533,5107 533,5259 432,5259 432,5107 401,5107 401,5259 299,5259 299,4968 301,4961 307,4957 312,4955 664,4955 664,4166 325,4166 318,4164 313,4159 312,4152 315,4145 316,4144 321,4140 332,4129 332,4128 338,4120 345,4110 346,4110 346,4109 355,4091 356,4090 362,4069 364,4047 365,4040 363,4018 358,3996 354,3989 621,3989 620,3973 620,3972 619,3965 619,3962 620,3955 622,3932 622,3931 622,3925 623,3922 624,3915 631,3893 631,3892 633,3886 633,3885 633,3883 634,3883 637,3876 646,3855 647,3855 650,3849 650,3848 651,3846 654,3841 655,3840 657,3837 533,3837 533,3989 354,3989 349,3975 342,3965 337,3957 322,3941 321,3940 304,3927 304,3926 300,3924 295,3919 293,3912 296,3906 298,3903 316,3890 317,3890 332,3875 333,3874 345,3856 346,3856 356,3836 361,3815 362,3814 362,3812 360,3811 97,3811 96,3812 95,3813 98,3826 99,3827 107,3847 107,3848 118,3866 119,3867 133,3883 134,3884 150,3897 151,3898 158,3902 162,3907 164,3914 161,3920 157,3924 156,3925 155,3925 139,3938 138,3938 123,3954 110,3973 108,3976 103,3987 100,3993 95,4015 92,4037 0,4037 0,3227 316,3227 316,3075 279,3075 279,3227 178,3227 178,3075 102,3075 102,3227 0,3227 0,2973 316,2973 316,2820 279,2820 279,2973 178,2973 178,2820 102,2820 102,2973 0,2973 0,2718 316,2718 316,2577 315,2575 315,2566 279,2566 279,2718 178,2718 178,2566 102,2566 102,2718 0,2718 0,2464 344,2464 346,2462 347,2460 348,2459 349,2457 351,2454 353,2451 358,2445 362,2441 364,2438 366,2437 366,2436 432,2370 432,2312 279,2312 279,2464 178,2464 178,2312 102,2312 102,2464 0,2464 0,2210 2185,2210 2185,2058 2058,2058 2058,2210 1957,2210 1957,2058 1804,2058 1804,2210 1703,2210 1703,2058 1550,2058 1550,2210 1449,2210 1449,2058 1296,2058 1296,2210 1195,2210 1195,2058 1041,2058 1041,2210 940,2210 940,2058 787,2058 787,2210 686,2210 686,2058 533,2058 533,2210 432,2210 432,2058 279,2058 279,2210 178,2210 178,2058 102,2058 102,2210 0,2210 0,1956 2185,1956 2185,1804 2058,1804 2058,1956 1957,1956 1957,1804 1804,1804 1804,1956 1703,1956 1703,1804 1550,1804 1550,1956 1449,1956 1449,1804 1296,1804 1296,1956 1195,1956 1195,1804 1041,1804 1041,1956 940,1956 940,1804 787,1804 787,1956 686,1956 686,1804 533,1804 533,1956 432,1956 432,1804 279,1804 279,1956 178,1956 178,1804 102,1804 102,1956 0,1956 0,1702 2185,1702 2185,1643 2091,1550 2058,1550 2058,1702 1957,1702 1957,1550 1931,1550 1931,1638 1931,1642 1931,1648 1930,1655 1928,1665 1927,1668 1927,1669 1924,1678 1924,1679 1919,1693 1914,1702 1389,1702 1385,1693 1380,1679 1379,1678 1377,1669 1377,1668 1376,1665 1374,1655 1374,1648 1373,1648 1373,1642 1373,1638 1373,1637 1474,1637 1474,1638 1475,1642 1475,1644 1479,1656 1480,1658 1488,1668 1489,1669 1500,1677 1501,1678 1513,1682 1515,1683 1520,1683 1625,1683 1626,1683 1627,1683 1627,1681 1677,1681 1678,1683 1784,1683 1789,1683 1791,1682 1803,1678 1804,1677 1814,1669 1816,1668 1823,1658 1824,1656 1829,1644 1829,1642 1830,1638 1830,1532 1829,1531 1679,1531 1678,1531 1677,1531 1677,1681 1627,1681 1627,1532 1626,1531 1476,1531 1475,1531 1474,1531 1474,1637 1373,1637 1373,1550 1296,1550 1296,1702 1195,1702 1195,1550 1041,1550 1041,1702 940,1702 940,1550 787,1550 787,1702 686,1702 686,1550 533,1550 533,1702 432,1702 432,1550 279,1550 279,1702 178,1702 178,1550 102,1550 102,1702 0,1702 0,1478 1474,1478 1475,1479 1475,1480 1625,1480 1626,1479 1627,1479 1627,1478 1677,1478 1678,1479 1678,1480 1828,1480 1829,1479 1830,1479 1830,1373 1829,1368 1829,1367 1824,1354 1823,1353 1816,1343 1814,1341 1804,1334 1803,1333 1791,1329 1789,1328 1784,1328 1679,1328 1678,1328 1677,1328 1677,1478 1627,1478 1627,1329 1626,1328 1520,1328 1515,1328 1513,1329 1501,1333 1500,1334 1489,1341 1488,1343 1480,1353 1479,1354 1475,1367 1475,1368 1474,1373 1474,1478 0,1478 0,1448 1373,1448 1373,1373 1373,1369 1373,1363 1374,1362 1374,1356 1376,1346 1376,1345 1377,1342 1379,1332 1380,1332 1385,1318 1386,1315 1385,1312 1380,1298 1379,1297 1379,1296 1296,1296 1296,1448 1195,1448 1195,1296 1041,1296 1041,1448 940,1448 940,1296 787,1296 787,1448 686,1448 686,1296 533,1296 533,1448 432,1448 432,1296 279,1296 279,1448 178,1448 178,1296 102,1296 102,1448 0,1448 0,1256 1474,1256 1475,1262 1480,1276 1489,1288 1500,1296 1514,1302 1520,1302 1784,1302 1790,1302 1804,1296 1815,1288 1824,1276 1829,1262 1830,1256 1830,1228 1832,1221 1837,1216 1842,1215 1895,1215 1902,1217 2282,1597 2286,1604 2286,2593 2284,2600 2282,2602 2276,2608 2276,2609 2272,2614 2263,2627 2263,2628 2255,2644 2254,2648 2247,2670 2246,2693 2247,2716 2254,2738 2263,2758 2276,2777 2292,2793 2293,2794 2297,2796 2311,2806 2312,2806 2315,2808 2320,2813 2322,2820 2320,2827 2315,2831 2312,2833 2311,2834 2293,2846 2292,2847 2277,2862 2276,2863 2264,2881 2263,2882 2254,2901 2253,2902 2249,2920 2249,2921 2504,2921 2505,2921 2505,2920 2500,2902 2500,2901 2491,2882 2490,2881 2478,2863 2477,2862 2461,2847 2461,2846 2443,2834 2442,2833 2439,2831 2433,2827 2431,2820 2572,2820 2574,2823 2577,2829 2578,2829 2579,2831 2579,2832 2582,2838 2592,2859 2595,2866 2596,2868 2596,2869 2598,2875 2598,2876 2603,2895 2604,2900 2605,2902 2605,2904 2606,2931 2606,2933 2605,2940 2604,2941 2603,2950 2606,2965 2606,2967 2606,2973 3151,2973 3151,2820 3074,2820 3074,2973 2973,2973 2973,2820 2820,2820 2820,2973 2719,2973 2719,2820 2431,2820 2434,2813 2439,2808 2442,2806 2457,2796 2461,2794 2461,2793 2477,2777 2491,2758 2500,2738 2506,2716 2508,2693 2506,2670 2500,2648 2499,2644 2491,2628 2491,2627 2481,2614 2478,2609 2477,2608 2472,2602 2468,2596 2468,2566 2571,2566 2574,2569 2574,2570 2577,2575 2578,2575 2579,2577 2579,2578 2582,2584 2583,2584 2592,2605 2595,2612 2596,2614 2596,2615 2598,2621 2598,2622 2604,2644 2606,2651 2606,2654 2607,2660 2607,2661 2609,2684 2610,2691 2610,2694 2609,2701 2609,2702 2608,2718 3151,2718 3151,2566 3074,2566 3074,2718 2973,2718 2973,2566 2820,2566 2820,2718 2719,2718 2719,2566 2468,2566 2468,2464 3151,2464 3151,2312 3074,2312 3074,2464 2973,2464 2973,2312 2820,2312 2820,2464 2719,2464 2719,2312 2569,2312 2569,2464 2468,2464 2468,2210 3151,2210 3151,2058 3074,2058 3074,2210 2973,2210 2973,2058 2820,2058 2820,2210 2719,2210 2719,2058 2569,2058 2569,2210 2468,2210 2468,1956 3151,1956 3151,1804 3074,1804 3074,1956 2973,1956 2973,1804 2820,1804 2820,1956 2719,1956 2719,1804 2569,1804 2569,1956 2468,1956 2468,1558 2467,1557 2467,1556 2467,1550 2568,1550 2569,1553 2569,1558 2570,1563 2570,1572 2569,1575 2569,1702 3151,1702 3151,1550 3074,1550 3074,1702 2973,1702 2973,1550 2820,1550 2820,1702 2719,1702 2719,1550 2467,1550 2467,1548 2466,1546 2466,1544 2464,1538 2462,1531 2461,1530 2461,1528 2461,1526 2457,1520 2454,1514 2453,1513 2451,1511 2451,1509 2450,1509 2446,1505 2446,1504 2445,1503 2443,1501 2437,1495 2435,1494 2390,1448 3151,1448 3151,1296 3074,1296 3074,1448 2973,1448 2973,1296 2820,1296 2820,1448 2719,1448 2719,1296 2566,1296 2566,1448 2390,1448 2136,1194 3151,1194 3151,1042 3074,1042 3074,1194 2973,1194 2973,1042 2820,1042 2820,1194 2719,1194 2719,1042 2566,1042 2566,1194 2465,1194 2465,1042 2312,1042 2312,1194 2136,1194 1998,1057 1998,1056 1997,1056 1996,1055 1992,1051 1991,1050 1990,1050 1988,1049 1988,1048 1987,1048 1982,1044 1981,1044 1975,1041 1974,1041 1974,1040 1971,1040 1971,1039 1964,1038 1963,1037 1957,1035 1955,1035 1954,1034 1952,1034 1951,1034 1945,1034 1943,1033 1842,1033 1836,1032 1831,1026 1830,1021 1830,993 1829,986 1824,972 1815,961 1804,952 1790,947 1784,947 1520,947 1514,947 1500,952 1489,961 1480,972 1475,986 1474,993 1474,1256 0,1256 0,1194 1373,1194 1373,1042 1296,1042 1296,1194 1195,1194 1195,1042 1041,1042 1041,1194 940,1194 940,1042 787,1042 787,1194 686,1194 686,1042 533,1042 533,1194 432,1194 432,1042 279,1042 279,1194 178,1194 178,1042 102,1042 102,1194 0,1194 0,940 3151,940 3151,788 3074,788 3074,940 2973,940 2973,788 2820,788 2820,940 2719,940 2719,788 2566,788 2566,940 2465,940 2465,788 2312,788 2312,940 2211,940 2211,788 2058,788 2058,940 1384,940 1385,937 1390,926 1390,925 1392,923 1392,922 1398,913 1399,912 1407,900 1408,899 1415,891 1416,890 1418,888 1419,888 1427,880 1428,880 1439,871 1440,871 1449,865 1449,847 1804,847 1811,848 1812,848 1815,849 1825,852 1826,852 1839,857 1840,858 1850,862 1851,862 1854,865 1855,865 1864,871 1865,871 1876,880 1877,880 1885,888 1886,888 1889,891 1896,899 1896,900 1905,912 1905,913 1912,922 1912,923 1914,925 1914,926 1916,932 1926,932 1929,932 1938,932 1943,932 1949,932 1952,933 1957,933 1957,788 1804,788 1804,847 1449,847 1449,845 1703,845 1703,788 1550,788 1550,845 1449,845 1449,788 1296,788 1296,940 1195,940 1195,788 1041,788 1041,940 940,940 940,788 787,788 787,940 686,940 686,788 533,788 533,940 432,940 432,788 279,788 279,940 178,940 178,788 102,788 102,940 0,940 0,686 3151,686 3151,534 3074,534 3074,686 2973,686 2973,534 2820,534 2820,686 2719,686 2719,534 2566,534 2566,686 2465,686 2465,534 2439,534 2439,562 2439,569 2438,575 2438,576 2436,585 2436,586 2435,589 2432,599 2427,613 2427,614 2422,624 2422,625 2420,628 2420,629 2413,638 2413,639 2404,650 2404,651 2397,659 2396,660 2394,662 2393,663 2385,670 2384,670 2373,679 2372,679 2363,686 2362,686 2361,686 1957,686 1957,685 1948,679 1947,679 1936,670 1935,670 1927,663 1926,662 1924,660 1923,659 1916,651 1915,650 1907,639 1906,638 1900,629 1900,628 1898,625 1898,624 1893,614 1893,613 1888,599 1887,599 1885,589 1884,586 1884,585 1882,576 1882,575 1881,569 1881,562 1881,558 1881,557 1982,557 1983,564 1988,578 1996,589 2008,598 2022,603 2028,604 2292,604 2298,603 2312,598 2323,589 2332,578 2337,564 2338,557 2338,432 3151,432 3151,280 3074,280 3074,432 2973,432 2973,280 2820,280 2820,432 2719,432 2719,280 2566,280 2566,432 2338,432 2338,294 2337,288 2332,274 2323,262 2312,254 2298,249 2292,248 2028,248 2022,249 2008,254 1996,262 1988,274 1983,288 1982,294 1982,557 1881,557 1881,534 1804,534 1804,686 1703,686 1703,534 1550,534 1550,686 1449,686 1449,534 1423,534 1423,562 1423,569 1422,575 1422,576 1420,585 1420,586 1419,589 1416,599 1411,613 1411,614 1406,624 1406,625 1404,628 1404,629 1397,638 1397,639 1388,650 1388,651 1381,659 1380,660 1378,662 1377,663 1369,670 1368,670 1357,679 1356,679 1347,686 1346,686 1345,686 940,686 940,685 931,679 930,679 919,670 918,670 910,663 909,662 907,660 906,659 899,651 898,650 890,639 889,638 883,629 883,628 881,625 881,624 876,614 876,613 871,599 870,599 868,589 867,586 867,585 865,576 865,575 864,569 864,562 864,558 864,557 965,557 966,564 971,578 979,589 991,598 1005,603 1011,604 1276,604 1282,603 1296,598 1307,589 1316,578 1321,564 1322,557 1322,432 1881,432 1881,294 1881,289 1881,283 1882,280 1804,280 1804,432 1703,432 1703,280 1550,280 1550,432 1322,432 1322,294 1321,288 1316,274 1307,262 1296,254 1282,249 1276,248 1011,248 1005,249 991,254 979,262 971,274 966,288 965,294 965,557 864,557 864,534 787,534 787,686 686,686 686,534 533,534 533,686 432,686 432,534 279,534 279,686 178,686 178,534 102,534 102,686 0,686 0,432 864,432 864,294 864,289 864,283 865,280 787,280 787,432 686,432 686,280 533,280 533,432 432,432 432,280 279,280 279,432 178,432 178,280 102,280 102,432 0,432 0,178 923,178 930,173 931,172 940,167 940,149 1296,149 1303,150 1304,150 1307,151 1317,153 1317,154 1331,159 1332,159 1342,164 1343,164 1346,166 1347,166 1356,172 1357,173 1364,178 1940,178 1947,173 1948,172 1957,167 1957,149 2312,149 2319,150 2320,150 2323,151 2333,153 2333,154 2347,159 2348,159 2358,164 2359,164 2362,166 2363,166 2372,172 2373,173 2380,178 3151,178 3151,102 3074,102 3074,178 2973,178 2973,102 2820,102 2820,178 2719,178 2719,102 2566,102 2566,178 2465,178 2465,102 2312,102 2312,149 1957,149 1957,146 2211,146 2211,102 2058,102 2058,146 1957,146 1957,102 1804,102 1804,178 1703,178 1703,102 1550,102 1550,178 1449,178 1449,102 1296,102 1296,149 940,149 940,146 1195,146 1195,102 1041,102 1041,146 940,146 940,102 787,102 787,178 686,178 686,102 533,102 533,178 432,178 432,102 279,102 279,178 178,178 178,102 102,102 102,178 0,178 0,13 2,6 7,1 13,0 3239,0">
          <text:p/>
        </draw:polygon>
        <draw:line draw:style-name="gr4" draw:text-style-name="P2" draw:layer="layout" svg:x1="15.112cm" svg:y1="8.2cm" svg:x2="15.398cm" svg:y2="8.2cm">
          <text:p/>
        </draw:line>
        <draw:line draw:style-name="gr4" draw:text-style-name="P2" draw:layer="layout" svg:x1="14.528cm" svg:y1="9.489cm" svg:x2="14.121cm" svg:y2="9.489cm">
          <text:p/>
        </draw:line>
        <draw:line draw:style-name="gr4" draw:text-style-name="P2" draw:layer="layout" svg:x1="14.732cm" svg:y1="9.694cm" svg:x2="14.528cm" svg:y2="9.489cm">
          <text:p/>
        </draw:line>
        <draw:line draw:style-name="gr4" draw:text-style-name="P2" draw:layer="layout" svg:x1="14.731cm" svg:y1="10.264cm" svg:x2="14.731cm" svg:y2="9.693cm">
          <text:p/>
        </draw:line>
        <draw:line draw:style-name="gr4" draw:text-style-name="P2" draw:layer="layout" svg:x1="13.969cm" svg:y1="9.642cm" svg:x2="13.969cm" svg:y2="10.467cm">
          <text:p/>
        </draw:line>
        <draw:line draw:style-name="gr4" draw:text-style-name="P2" draw:layer="layout" svg:x1="13.829cm" svg:y1="10.607cm" svg:x2="13.69cm" svg:y2="10.607cm">
          <text:p/>
        </draw:line>
        <draw:line draw:style-name="gr4" draw:text-style-name="P2" draw:layer="layout" svg:x1="13.97cm" svg:y1="10.467cm" svg:x2="13.829cm" svg:y2="10.608cm">
          <text:p/>
        </draw:line>
        <draw:line draw:style-name="gr4" draw:text-style-name="P2" draw:layer="layout" svg:x1="14.999cm" svg:y1="10.532cm" svg:x2="14.731cm" svg:y2="10.264cm">
          <text:p/>
        </draw:line>
        <draw:line draw:style-name="gr4" draw:text-style-name="P2" draw:layer="layout" svg:x1="14.122cm" svg:y1="9.489cm" svg:x2="13.969cm" svg:y2="9.643cm">
          <text:p/>
        </draw:line>
        <draw:line draw:style-name="gr5" draw:text-style-name="P2" draw:layer="layout" svg:x1="13.69cm" svg:y1="11.115cm" svg:x2="13.69cm" svg:y2="13.261cm">
          <text:p/>
        </draw:line>
        <draw:polyline draw:style-name="gr6" draw:text-style-name="P2" draw:layer="layout" svg:width="0.15cm" svg:height="0.1cm" svg:x="13.849cm" svg:y="11.343cm" svg:viewBox="0 0 151 101" draw:points="151,0 0,0 108,50 0,101 151,101">
          <text:p/>
        </draw:polyline>
        <draw:polyline draw:style-name="gr6" draw:text-style-name="P2" draw:layer="layout" svg:width="0.05cm" svg:height="0.079cm" svg:x="13.963cm" svg:y="11.536cm" svg:viewBox="0 0 51 80" draw:points="51,80 44,66 30,51 7,29 0,14 0,0">
          <text:p/>
        </draw:polyline>
        <draw:polygon draw:style-name="gr6" draw:text-style-name="P2" draw:layer="layout" svg:width="0.15cm" svg:height="0.1cm" svg:x="13.849cm" svg:y="11.507cm" svg:viewBox="0 0 151 101" draw:points="151,36 144,22 130,8 101,0 50,0 21,8 7,22 0,36 0,66 7,80 21,95 50,101 101,101 130,95 144,80 151,66">
          <text:p/>
        </draw:polygon>
        <draw:line draw:style-name="gr6" draw:text-style-name="P2" draw:layer="layout" svg:x1="13.942cm" svg:y1="11.672cm" svg:x2="13.942cm" svg:y2="11.786cm">
          <text:p/>
        </draw:line>
        <draw:polyline draw:style-name="gr6" draw:text-style-name="P2" draw:layer="layout" svg:width="0.15cm" svg:height="0.093cm" svg:x="13.849cm" svg:y="11.843cm" svg:viewBox="0 0 151 94" draw:points="14,7 7,14 0,28 0,64 7,80 14,87 29,94 43,94 64,87 151,0 151,94">
          <text:p/>
        </draw:polyline>
        <draw:line draw:style-name="gr4" draw:text-style-name="P2" draw:layer="layout" svg:x1="15.837cm" svg:y1="10.531cm" svg:x2="14.998cm" svg:y2="10.531cm">
          <text:p/>
        </draw:line>
        <draw:line draw:style-name="gr5" draw:text-style-name="P2" draw:layer="layout" svg:x1="15.379cm" svg:y1="12.563cm" svg:x2="15.837cm" svg:y2="12.563cm">
          <text:p/>
        </draw:line>
        <draw:line draw:style-name="gr4" draw:text-style-name="P2" draw:layer="layout" svg:x1="15.837cm" svg:y1="9.769cm" svg:x2="15.837cm" svg:y2="8.64cm">
          <text:p/>
        </draw:line>
        <draw:line draw:style-name="gr4" draw:text-style-name="P2" draw:layer="layout" svg:x1="15.838cm" svg:y1="8.641cm" svg:x2="15.398cm" svg:y2="8.2cm">
          <text:p/>
        </draw:line>
        <draw:line draw:style-name="gr5" draw:text-style-name="P2" draw:layer="layout" svg:x1="15.188cm" svg:y1="13.337cm" svg:x2="15.188cm" svg:y2="12.753cm">
          <text:p/>
        </draw:line>
        <draw:line draw:style-name="gr5" draw:text-style-name="P2" draw:layer="layout" svg:x1="14.921cm" svg:y1="13.605cm" svg:x2="15.189cm" svg:y2="13.337cm">
          <text:p/>
        </draw:line>
        <draw:line draw:style-name="gr5" draw:text-style-name="P2" draw:layer="layout" svg:x1="14.032cm" svg:y1="13.604cm" svg:x2="14.921cm" svg:y2="13.604cm">
          <text:p/>
        </draw:line>
        <draw:line draw:style-name="gr5" draw:text-style-name="P2" draw:layer="layout" svg:x1="15.188cm" svg:y1="12.754cm" svg:x2="15.38cm" svg:y2="12.563cm">
          <text:p/>
        </draw:line>
        <draw:line draw:style-name="gr5" draw:text-style-name="P2" draw:layer="layout" svg:x1="13.69cm" svg:y1="13.261cm" svg:x2="14.033cm" svg:y2="13.605cm">
          <text:p/>
        </draw:line>
        <draw:polygon draw:style-name="gr3" draw:text-style-name="P3" draw:layer="layout" svg:width="0.254cm" svg:height="0.254cm" svg:x="14.477cm" svg:y="7.375cm" svg:viewBox="0 0 255 255" draw:points="0,255 255,255 255,0 0,0">
          <text:p/>
        </draw:polygon>
        <draw:polygon draw:style-name="gr3" draw:text-style-name="P3" draw:layer="layout" svg:width="0.254cm" svg:height="0.254cm" svg:x="15.493cm" svg:y="7.375cm" svg:viewBox="0 0 255 255" draw:points="0,255 255,255 255,0 0,0">
          <text:p/>
        </draw:polygon>
        <draw:polygon draw:style-name="gr3" draw:text-style-name="P3" draw:layer="layout" svg:width="0.254cm" svg:height="0.254cm" svg:x="14.985cm" svg:y="8.073cm" svg:viewBox="0 0 255 255" draw:points="0,255 255,255 255,0 0,0">
          <text:p/>
        </draw:polygon>
        <draw:polygon draw:style-name="gr3" draw:text-style-name="P3" draw:layer="layout" svg:width="0.254cm" svg:height="0.254cm" svg:x="14.985cm" svg:y="8.454cm" svg:viewBox="0 0 255 255" draw:points="0,255 255,255 255,0 0,0">
          <text:p/>
        </draw:polygon>
        <draw:path draw:style-name="gr3" draw:text-style-name="P3" draw:layer="layout" svg:width="0.171cm" svg:height="0.172cm" svg:x="13.604cm" svg:y="10.775cm" svg:viewBox="0 0 172 173" svg:d="M172 87c0 47-38 86-85 86-49 0-87-39-87-86 0-48 38-87 87-87 47 0 85 39 85 87z">
          <text:p/>
        </draw:path>
        <draw:path draw:style-name="gr3" draw:text-style-name="P3" draw:layer="layout" svg:width="0.171cm" svg:height="0.171cm" svg:x="13.604cm" svg:y="11.03cm" svg:viewBox="0 0 172 172" svg:d="M172 85c0 48-38 87-85 87-49 0-87-39-87-87 0-47 38-85 87-85 47 0 85 38 85 85z">
          <text:p/>
        </draw:path>
        <draw:polygon draw:style-name="gr3" draw:text-style-name="P3" draw:layer="layout" svg:width="0.171cm" svg:height="0.17cm" svg:x="13.604cm" svg:y="10.522cm" svg:viewBox="0 0 172 171" draw:points="0,171 172,171 172,0 0,0">
          <text:p/>
        </draw:polygon>
        <draw:path draw:style-name="gr3" draw:text-style-name="P3" draw:layer="layout" svg:width="0.16cm" svg:height="0.16cm" svg:x="14.233cm" svg:y="10.705cm" svg:viewBox="0 0 161 161" svg:d="M161 80c0 45-36 81-81 81-44 0-80-36-80-81 0-44 36-80 80-80 45 0 81 36 81 80z">
          <text:p/>
        </draw:path>
        <draw:path draw:style-name="gr3" draw:text-style-name="P3" draw:layer="layout" svg:width="0.16cm" svg:height="0.16cm" svg:x="14.233cm" svg:y="10.959cm" svg:viewBox="0 0 161 161" svg:d="M161 81c0 44-36 80-81 80-44 0-80-36-80-80 0-45 36-81 80-81 45 0 81 36 81 81z">
          <text:p/>
        </draw:path>
        <draw:polygon draw:style-name="gr3" draw:text-style-name="P3" draw:layer="layout" svg:width="0.16cm" svg:height="0.16cm" svg:x="14.233cm" svg:y="9.689cm" svg:viewBox="0 0 161 161" draw:points="0,161 161,161 161,0 0,0">
          <text:p/>
        </draw:polygon>
        <draw:path draw:style-name="gr3" draw:text-style-name="P3" draw:layer="layout" svg:width="0.16cm" svg:height="0.16cm" svg:x="14.233cm" svg:y="9.943cm" svg:viewBox="0 0 161 161" svg:d="M161 81c0 44-36 80-81 80-44 0-80-36-80-80 0-45 36-81 80-81 45 0 81 36 81 81z">
          <text:p/>
        </draw:path>
        <draw:path draw:style-name="gr3" draw:text-style-name="P3" draw:layer="layout" svg:width="0.16cm" svg:height="0.16cm" svg:x="14.233cm" svg:y="10.197cm" svg:viewBox="0 0 161 161" svg:d="M161 80c0 45-36 81-81 81-44 0-80-36-80-81 0-44 36-80 80-80 45 0 81 36 81 80z">
          <text:p/>
        </draw:path>
        <draw:path draw:style-name="gr3" draw:text-style-name="P3" draw:layer="layout" svg:width="0.16cm" svg:height="0.16cm" svg:x="14.233cm" svg:y="10.451cm" svg:viewBox="0 0 161 161" svg:d="M161 81c0 44-36 80-81 80-44 0-80-36-80-80s36-81 80-81c45 0 81 37 81 81z">
          <text:p/>
        </draw:path>
        <draw:path draw:style-name="gr3" draw:text-style-name="P3" draw:layer="layout" svg:width="0.16cm" svg:height="0.16cm" svg:x="14.233cm" svg:y="11.213cm" svg:viewBox="0 0 161 161" svg:d="M161 81c0 44-36 80-81 80-44 0-80-36-80-80 0-45 36-81 80-81 45 0 81 36 81 81z">
          <text:p/>
        </draw:path>
        <draw:path draw:style-name="gr3" draw:text-style-name="P3" draw:layer="layout" svg:width="0.16cm" svg:height="0.16cm" svg:x="14.233cm" svg:y="11.467cm" svg:viewBox="0 0 161 161" svg:d="M161 80c0 44-36 81-81 81-44 0-80-37-80-81s36-80 80-80c45 0 81 36 81 80z">
          <text:p/>
        </draw:path>
        <draw:path draw:style-name="gr3" draw:text-style-name="P3" draw:layer="layout" svg:width="0.16cm" svg:height="0.16cm" svg:x="14.233cm" svg:y="11.721cm" svg:viewBox="0 0 161 161" svg:d="M161 81c0 44-36 80-81 80-44 0-80-36-80-80 0-45 36-81 80-81 45 0 81 36 81 81z">
          <text:p/>
        </draw:path>
        <draw:path draw:style-name="gr3" draw:text-style-name="P3" draw:layer="layout" svg:width="0.16cm" svg:height="0.16cm" svg:x="14.233cm" svg:y="11.975cm" svg:viewBox="0 0 161 161" svg:d="M161 80c0 45-36 81-81 81-44 0-80-36-80-81 0-44 36-80 80-80 45 0 81 36 81 80z">
          <text:p/>
        </draw:path>
        <draw:path draw:style-name="gr3" draw:text-style-name="P3" draw:layer="layout" svg:width="0.16cm" svg:height="0.16cm" svg:x="14.233cm" svg:y="12.229cm" svg:viewBox="0 0 161 161" svg:d="M161 81c0 44-36 80-81 80-44 0-80-36-80-80 0-45 36-81 80-81 45 0 81 36 81 81z">
          <text:p/>
        </draw:path>
        <draw:path draw:style-name="gr3" draw:text-style-name="P3" draw:layer="layout" svg:width="0.16cm" svg:height="0.16cm" svg:x="14.233cm" svg:y="12.483cm" svg:viewBox="0 0 161 161" svg:d="M161 81c0 44-36 80-81 80-44 0-80-36-80-80 0-45 36-81 80-81 45 0 81 36 81 81z">
          <text:p/>
        </draw:path>
        <draw:path draw:style-name="gr3" draw:text-style-name="P3" draw:layer="layout" svg:width="0.16cm" svg:height="0.16cm" svg:x="14.233cm" svg:y="12.737cm" svg:viewBox="0 0 161 161" svg:d="M161 80c0 44-36 81-81 81-44 0-80-37-80-81s36-80 80-80c45 0 81 36 81 80z">
          <text:p/>
        </draw:path>
        <draw:path draw:style-name="gr3" draw:text-style-name="P3" draw:layer="layout" svg:width="0.16cm" svg:height="0.16cm" svg:x="14.233cm" svg:y="12.991cm" svg:viewBox="0 0 161 161" svg:d="M161 81c0 44-36 80-81 80-44 0-80-36-80-80 0-45 36-81 80-81 45 0 81 36 81 81z">
          <text:p/>
        </draw:path>
        <draw:path draw:style-name="gr3" draw:text-style-name="P3" draw:layer="layout" svg:width="0.16cm" svg:height="0.16cm" svg:x="14.233cm" svg:y="13.245cm" svg:viewBox="0 0 161 161" svg:d="M161 80c0 45-36 81-81 81-44 0-80-36-80-81 0-44 36-80 80-80 45 0 81 36 81 80z">
          <text:p/>
        </draw:path>
        <draw:path draw:style-name="gr3" draw:text-style-name="P3" draw:layer="layout" svg:width="0.16cm" svg:height="0.16cm" svg:x="15.757cm" svg:y="13.245cm" svg:viewBox="0 0 161 161" svg:d="M161 80c0 45-36 81-80 81s-81-36-81-81c0-44 37-80 81-80s80 36 80 80z">
          <text:p/>
        </draw:path>
        <draw:path draw:style-name="gr3" draw:text-style-name="P3" draw:layer="layout" svg:width="0.16cm" svg:height="0.16cm" svg:x="15.757cm" svg:y="12.991cm" svg:viewBox="0 0 161 161" svg:d="M161 81c0 44-36 80-80 80s-81-36-81-80c0-45 37-81 81-81s80 36 80 81z">
          <text:p/>
        </draw:path>
        <draw:path draw:style-name="gr3" draw:text-style-name="P3" draw:layer="layout" svg:width="0.16cm" svg:height="0.16cm" svg:x="15.757cm" svg:y="12.737cm" svg:viewBox="0 0 161 161" svg:d="M161 80c0 44-36 81-80 81s-81-37-81-81 37-80 81-80 80 36 80 80z">
          <text:p/>
        </draw:path>
        <draw:path draw:style-name="gr3" draw:text-style-name="P3" draw:layer="layout" svg:width="0.16cm" svg:height="0.16cm" svg:x="15.757cm" svg:y="12.483cm" svg:viewBox="0 0 161 161" svg:d="M161 81c0 44-36 80-80 80s-81-36-81-80c0-45 37-81 81-81s80 36 80 81z">
          <text:p/>
        </draw:path>
        <draw:path draw:style-name="gr3" draw:text-style-name="P3" draw:layer="layout" svg:width="0.16cm" svg:height="0.16cm" svg:x="15.757cm" svg:y="12.229cm" svg:viewBox="0 0 161 161" svg:d="M161 81c0 44-36 80-80 80s-81-36-81-80c0-45 37-81 81-81s80 36 80 81z">
          <text:p/>
        </draw:path>
        <draw:path draw:style-name="gr3" draw:text-style-name="P3" draw:layer="layout" svg:width="0.16cm" svg:height="0.16cm" svg:x="15.757cm" svg:y="11.975cm" svg:viewBox="0 0 161 161" svg:d="M161 80c0 45-36 81-80 81s-81-36-81-81c0-44 37-80 81-80s80 36 80 80z">
          <text:p/>
        </draw:path>
        <draw:path draw:style-name="gr3" draw:text-style-name="P3" draw:layer="layout" svg:width="0.16cm" svg:height="0.16cm" svg:x="15.757cm" svg:y="11.721cm" svg:viewBox="0 0 161 161" svg:d="M161 81c0 44-36 80-80 80s-81-36-81-80c0-45 37-81 81-81s80 36 80 81z">
          <text:p/>
        </draw:path>
        <draw:path draw:style-name="gr3" draw:text-style-name="P3" draw:layer="layout" svg:width="0.16cm" svg:height="0.16cm" svg:x="15.757cm" svg:y="11.467cm" svg:viewBox="0 0 161 161" svg:d="M161 80c0 44-36 81-80 81s-81-37-81-81 37-80 81-80 80 36 80 80z">
          <text:p/>
        </draw:path>
        <draw:path draw:style-name="gr3" draw:text-style-name="P3" draw:layer="layout" svg:width="0.16cm" svg:height="0.16cm" svg:x="15.757cm" svg:y="11.213cm" svg:viewBox="0 0 161 161" svg:d="M161 81c0 44-36 80-80 80s-81-36-81-80c0-45 37-81 81-81s80 36 80 81z">
          <text:p/>
        </draw:path>
        <draw:path draw:style-name="gr3" draw:text-style-name="P3" draw:layer="layout" svg:width="0.16cm" svg:height="0.16cm" svg:x="15.757cm" svg:y="10.959cm" svg:viewBox="0 0 161 161" svg:d="M161 81c0 44-36 80-80 80s-81-36-81-80c0-45 37-81 81-81s80 36 80 81z">
          <text:p/>
        </draw:path>
        <draw:path draw:style-name="gr3" draw:text-style-name="P3" draw:layer="layout" svg:width="0.16cm" svg:height="0.16cm" svg:x="15.757cm" svg:y="10.705cm" svg:viewBox="0 0 161 161" svg:d="M161 80c0 45-36 81-80 81s-81-36-81-81c0-44 37-80 81-80s80 36 80 80z">
          <text:p/>
        </draw:path>
        <draw:path draw:style-name="gr3" draw:text-style-name="P3" draw:layer="layout" svg:width="0.16cm" svg:height="0.16cm" svg:x="15.757cm" svg:y="10.451cm" svg:viewBox="0 0 161 161" svg:d="M161 81c0 44-36 80-80 80s-81-36-81-80 37-81 81-81 80 37 80 81z">
          <text:p/>
        </draw:path>
        <draw:path draw:style-name="gr3" draw:text-style-name="P3" draw:layer="layout" svg:width="0.16cm" svg:height="0.16cm" svg:x="15.757cm" svg:y="10.197cm" svg:viewBox="0 0 161 161" svg:d="M161 80c0 45-36 81-80 81s-81-36-81-81c0-44 37-80 81-80s80 36 80 80z">
          <text:p/>
        </draw:path>
        <draw:path draw:style-name="gr3" draw:text-style-name="P3" draw:layer="layout" svg:width="0.16cm" svg:height="0.16cm" svg:x="15.757cm" svg:y="9.943cm" svg:viewBox="0 0 161 161" svg:d="M161 81c0 44-36 80-80 80s-81-36-81-80c0-45 37-81 81-81s80 36 80 81z">
          <text:p/>
        </draw:path>
        <draw:path draw:style-name="gr3" draw:text-style-name="P3" draw:layer="layout" svg:width="0.16cm" svg:height="0.16cm" svg:x="15.757cm" svg:y="9.689cm" svg:viewBox="0 0 161 161" svg:d="M161 80c0 44-36 81-80 81s-81-37-81-81c0-45 37-80 81-80s80 35 80 80z">
          <text:p/>
        </draw:path>
        <draw:path draw:style-name="gr1" draw:text-style-name="P1" draw:layer="layout" svg:width="0.131cm" svg:height="0.131cm" svg:x="14.538cm" svg:y="7.436cm" svg:viewBox="0 0 132 132" svg:d="M132 67c0 36-29 65-66 65-36 0-66-29-66-65 0-37 30-67 66-67 37 0 66 30 66 67z">
          <text:p/>
        </draw:path>
        <draw:path draw:style-name="gr1" draw:text-style-name="P1" draw:layer="layout" svg:width="0.13cm" svg:height="0.131cm" svg:x="15.555cm" svg:y="7.436cm" svg:viewBox="0 0 131 132" svg:d="M131 67c0 36-30 65-66 65s-65-29-65-65c0-37 29-67 65-67s66 30 66 67z">
          <text:p/>
        </draw:path>
        <draw:path draw:style-name="gr1" draw:text-style-name="P1" draw:layer="layout" svg:width="0.13cm" svg:height="0.131cm" svg:x="15.047cm" svg:y="8.135cm" svg:viewBox="0 0 131 132" svg:d="M131 65c0 36-29 67-66 67-36 0-65-31-65-67s29-65 65-65c37 0 66 29 66 65z">
          <text:p/>
        </draw:path>
        <draw:path draw:style-name="gr1" draw:text-style-name="P1" draw:layer="layout" svg:width="0.13cm" svg:height="0.131cm" svg:x="15.047cm" svg:y="8.516cm" svg:viewBox="0 0 131 132" svg:d="M131 65c0 36-29 67-66 67-36 0-65-31-65-67s29-65 65-65c37 0 66 29 66 65z">
          <text:p/>
        </draw:path>
        <draw:path draw:style-name="gr1" draw:text-style-name="P1" draw:layer="layout" svg:width="0.1cm" svg:height="0.1cm" svg:x="13.639cm" svg:y="10.811cm" svg:viewBox="0 0 101 101" svg:d="M101 51c0 28-22 50-50 50s-51-22-51-50c0-29 23-51 51-51s50 22 50 51z">
          <text:p/>
        </draw:path>
        <draw:path draw:style-name="gr1" draw:text-style-name="P1" draw:layer="layout" svg:width="0.1cm" svg:height="0.1cm" svg:x="13.639cm" svg:y="11.065cm" svg:viewBox="0 0 101 101" svg:d="M101 50c0 29-22 51-50 51s-51-22-51-51c0-28 23-50 51-50s50 22 50 50z">
          <text:p/>
        </draw:path>
        <draw:path draw:style-name="gr1" draw:text-style-name="P1" draw:layer="layout" svg:width="0.1cm" svg:height="0.1cm" svg:x="13.639cm" svg:y="10.557cm" svg:viewBox="0 0 101 101" svg:d="M101 50c0 28-22 51-50 51s-51-23-51-51 23-50 51-50 50 22 50 50z">
          <text:p/>
        </draw:path>
        <draw:path draw:style-name="gr1" draw:text-style-name="P1" draw:layer="layout" svg:width="0.1cm" svg:height="0.1cm" svg:x="14.263cm" svg:y="10.735cm" svg:viewBox="0 0 101 101" svg:d="M101 51c0 27-22 50-50 50-29 0-51-23-51-50 0-28 22-51 51-51 28 0 50 23 50 51z">
          <text:p/>
        </draw:path>
        <draw:path draw:style-name="gr1" draw:text-style-name="P1" draw:layer="layout" svg:width="0.1cm" svg:height="0.1cm" svg:x="14.263cm" svg:y="10.989cm" svg:viewBox="0 0 101 101" svg:d="M101 51c0 27-22 50-50 50-29 0-51-23-51-50 0-29 22-51 51-51 28 0 50 22 50 51z">
          <text:p/>
        </draw:path>
        <draw:path draw:style-name="gr1" draw:text-style-name="P1" draw:layer="layout" svg:width="0.1cm" svg:height="0.1cm" svg:x="14.263cm" svg:y="9.719cm" svg:viewBox="0 0 101 101" svg:d="M101 51c0 27-22 50-50 50-29 0-51-23-51-50 0-29 22-51 51-51 28 0 50 22 50 51z">
          <text:p/>
        </draw:path>
        <draw:path draw:style-name="gr1" draw:text-style-name="P1" draw:layer="layout" svg:width="0.1cm" svg:height="0.1cm" svg:x="14.263cm" svg:y="9.973cm" svg:viewBox="0 0 101 101" svg:d="M101 50c0 28-22 51-50 51-29 0-51-23-51-51s22-50 51-50c28 0 50 22 50 50z">
          <text:p/>
        </draw:path>
        <draw:path draw:style-name="gr1" draw:text-style-name="P1" draw:layer="layout" svg:width="0.1cm" svg:height="0.1cm" svg:x="14.263cm" svg:y="10.227cm" svg:viewBox="0 0 101 101" svg:d="M101 51c0 27-22 50-50 50-29 0-51-23-51-50 0-29 22-51 51-51 28 0 50 22 50 51z">
          <text:p/>
        </draw:path>
        <draw:path draw:style-name="gr1" draw:text-style-name="P1" draw:layer="layout" svg:width="0.1cm" svg:height="0.1cm" svg:x="14.263cm" svg:y="10.481cm" svg:viewBox="0 0 101 101" svg:d="M101 50c0 28-22 51-50 51-29 0-51-23-51-51s22-50 51-50c28 0 50 22 50 50z">
          <text:p/>
        </draw:path>
        <draw:path draw:style-name="gr1" draw:text-style-name="P1" draw:layer="layout" svg:width="0.1cm" svg:height="0.1cm" svg:x="14.263cm" svg:y="11.243cm" svg:viewBox="0 0 101 101" svg:d="M101 51c0 27-22 50-50 50-29 0-51-23-51-50 0-28 22-51 51-51 28 0 50 23 50 51z">
          <text:p/>
        </draw:path>
        <draw:path draw:style-name="gr1" draw:text-style-name="P1" draw:layer="layout" svg:width="0.1cm" svg:height="0.1cm" svg:x="14.263cm" svg:y="11.497cm" svg:viewBox="0 0 101 101" svg:d="M101 50c0 28-22 51-50 51-29 0-51-23-51-51s22-50 51-50c28 0 50 22 50 50z">
          <text:p/>
        </draw:path>
        <draw:path draw:style-name="gr1" draw:text-style-name="P1" draw:layer="layout" svg:width="0.1cm" svg:height="0.1cm" svg:x="14.263cm" svg:y="11.751cm" svg:viewBox="0 0 101 101" svg:d="M101 50c0 27-22 51-50 51-29 0-51-24-51-51 0-28 22-50 51-50 28 0 50 22 50 50z">
          <text:p/>
        </draw:path>
        <draw:path draw:style-name="gr1" draw:text-style-name="P1" draw:layer="layout" svg:width="0.1cm" svg:height="0.1cm" svg:x="14.263cm" svg:y="12.005cm" svg:viewBox="0 0 101 101" svg:d="M101 51c0 27-22 50-50 50-29 0-51-23-51-50 0-29 22-51 51-51 28 0 50 22 50 51z">
          <text:p/>
        </draw:path>
        <draw:path draw:style-name="gr1" draw:text-style-name="P1" draw:layer="layout" svg:width="0.1cm" svg:height="0.1cm" svg:x="14.263cm" svg:y="12.259cm" svg:viewBox="0 0 101 101" svg:d="M101 50c0 28-22 51-50 51-29 0-51-23-51-51s22-50 51-50c28 0 50 22 50 50z">
          <text:p/>
        </draw:path>
        <draw:path draw:style-name="gr1" draw:text-style-name="P1" draw:layer="layout" svg:width="0.1cm" svg:height="0.1cm" svg:x="14.263cm" svg:y="12.513cm" svg:viewBox="0 0 101 101" svg:d="M101 51c0 27-22 50-50 50-29 0-51-23-51-50 0-29 22-51 51-51 28 0 50 22 50 51z">
          <text:p/>
        </draw:path>
        <draw:path draw:style-name="gr1" draw:text-style-name="P1" draw:layer="layout" svg:width="0.1cm" svg:height="0.1cm" svg:x="14.263cm" svg:y="12.767cm" svg:viewBox="0 0 101 101" svg:d="M101 50c0 27-22 51-50 51-29 0-51-24-51-51 0-28 22-50 51-50 28 0 50 22 50 50z">
          <text:p/>
        </draw:path>
        <draw:path draw:style-name="gr1" draw:text-style-name="P1" draw:layer="layout" svg:width="0.1cm" svg:height="0.1cm" svg:x="14.263cm" svg:y="13.021cm" svg:viewBox="0 0 101 101" svg:d="M101 50c0 27-22 51-50 51-29 0-51-24-51-51 0-28 22-50 51-50 28 0 50 22 50 50z">
          <text:p/>
        </draw:path>
        <draw:path draw:style-name="gr1" draw:text-style-name="P1" draw:layer="layout" svg:width="0.1cm" svg:height="0.1cm" svg:x="14.263cm" svg:y="13.275cm" svg:viewBox="0 0 101 101" svg:d="M101 51c0 27-22 50-50 50-29 0-51-23-51-50 0-29 22-51 51-51 28 0 50 22 50 51z">
          <text:p/>
        </draw:path>
        <draw:path draw:style-name="gr1" draw:text-style-name="P1" draw:layer="layout" svg:width="0.1cm" svg:height="0.1cm" svg:x="15.787cm" svg:y="13.275cm" svg:viewBox="0 0 101 101" svg:d="M101 51c0 27-23 50-50 50-28 0-51-23-51-50 0-29 23-51 51-51 27 0 50 22 50 51z">
          <text:p/>
        </draw:path>
        <draw:path draw:style-name="gr1" draw:text-style-name="P1" draw:layer="layout" svg:width="0.1cm" svg:height="0.1cm" svg:x="15.787cm" svg:y="13.021cm" svg:viewBox="0 0 101 101" svg:d="M101 50c0 27-23 51-50 51-28 0-51-24-51-51 0-28 23-50 51-50 27 0 50 22 50 50z">
          <text:p/>
        </draw:path>
        <draw:path draw:style-name="gr1" draw:text-style-name="P1" draw:layer="layout" svg:width="0.1cm" svg:height="0.1cm" svg:x="15.787cm" svg:y="12.767cm" svg:viewBox="0 0 101 101" svg:d="M101 50c0 27-23 51-50 51-28 0-51-24-51-51 0-28 23-50 51-50 27 0 50 22 50 50z">
          <text:p/>
        </draw:path>
        <draw:path draw:style-name="gr1" draw:text-style-name="P1" draw:layer="layout" svg:width="0.1cm" svg:height="0.1cm" svg:x="15.787cm" svg:y="12.513cm" svg:viewBox="0 0 101 101" svg:d="M101 51c0 27-23 50-50 50-28 0-51-23-51-50 0-29 23-51 51-51 27 0 50 22 50 51z">
          <text:p/>
        </draw:path>
        <draw:path draw:style-name="gr1" draw:text-style-name="P1" draw:layer="layout" svg:width="0.1cm" svg:height="0.1cm" svg:x="15.787cm" svg:y="12.259cm" svg:viewBox="0 0 101 101" svg:d="M101 50c0 28-23 51-50 51-28 0-51-23-51-51s23-50 51-50c27 0 50 22 50 50z">
          <text:p/>
        </draw:path>
        <draw:path draw:style-name="gr1" draw:text-style-name="P1" draw:layer="layout" svg:width="0.1cm" svg:height="0.1cm" svg:x="15.787cm" svg:y="12.005cm" svg:viewBox="0 0 101 101" svg:d="M101 51c0 27-23 50-50 50-28 0-51-23-51-50 0-29 23-51 51-51 27 0 50 22 50 51z">
          <text:p/>
        </draw:path>
        <draw:path draw:style-name="gr1" draw:text-style-name="P1" draw:layer="layout" svg:width="0.1cm" svg:height="0.1cm" svg:x="15.787cm" svg:y="11.751cm" svg:viewBox="0 0 101 101" svg:d="M101 50c0 27-23 51-50 51-28 0-51-24-51-51 0-28 23-50 51-50 27 0 50 22 50 50z">
          <text:p/>
        </draw:path>
        <draw:path draw:style-name="gr1" draw:text-style-name="P1" draw:layer="layout" svg:width="0.1cm" svg:height="0.1cm" svg:x="15.787cm" svg:y="11.497cm" svg:viewBox="0 0 101 101" svg:d="M101 50c0 28-23 51-50 51-28 0-51-23-51-51s23-50 51-50c27 0 50 22 50 50z">
          <text:p/>
        </draw:path>
        <draw:path draw:style-name="gr1" draw:text-style-name="P1" draw:layer="layout" svg:width="0.1cm" svg:height="0.1cm" svg:x="15.787cm" svg:y="11.243cm" svg:viewBox="0 0 101 101" svg:d="M101 51c0 27-23 50-50 50-28 0-51-23-51-50 0-28 23-51 51-51 27 0 50 23 50 51z">
          <text:p/>
        </draw:path>
        <draw:path draw:style-name="gr1" draw:text-style-name="P1" draw:layer="layout" svg:width="0.1cm" svg:height="0.1cm" svg:x="15.787cm" svg:y="10.989cm" svg:viewBox="0 0 101 101" svg:d="M101 51c0 27-23 50-50 50-28 0-51-23-51-50 0-29 23-51 51-51 27 0 50 22 50 51z">
          <text:p/>
        </draw:path>
        <draw:path draw:style-name="gr1" draw:text-style-name="P1" draw:layer="layout" svg:width="0.1cm" svg:height="0.1cm" svg:x="15.787cm" svg:y="10.735cm" svg:viewBox="0 0 101 101" svg:d="M101 51c0 27-23 50-50 50-28 0-51-23-51-50 0-28 23-51 51-51 27 0 50 23 50 51z">
          <text:p/>
        </draw:path>
        <draw:path draw:style-name="gr1" draw:text-style-name="P1" draw:layer="layout" svg:width="0.1cm" svg:height="0.1cm" svg:x="15.787cm" svg:y="10.481cm" svg:viewBox="0 0 101 101" svg:d="M101 50c0 28-23 51-50 51-28 0-51-23-51-51s23-50 51-50c27 0 50 22 50 50z">
          <text:p/>
        </draw:path>
        <draw:path draw:style-name="gr1" draw:text-style-name="P1" draw:layer="layout" svg:width="0.1cm" svg:height="0.1cm" svg:x="15.787cm" svg:y="10.227cm" svg:viewBox="0 0 101 101" svg:d="M101 51c0 27-23 50-50 50-28 0-51-23-51-50 0-29 23-51 51-51 27 0 50 22 50 51z">
          <text:p/>
        </draw:path>
        <draw:path draw:style-name="gr1" draw:text-style-name="P1" draw:layer="layout" svg:width="0.1cm" svg:height="0.1cm" svg:x="15.787cm" svg:y="9.973cm" svg:viewBox="0 0 101 101" svg:d="M101 50c0 28-23 51-50 51-28 0-51-23-51-51s23-50 51-50c27 0 50 22 50 50z">
          <text:p/>
        </draw:path>
        <draw:path draw:style-name="gr1" draw:text-style-name="P1" draw:layer="layout" svg:width="0.1cm" svg:height="0.1cm" svg:x="15.787cm" svg:y="9.719cm" svg:viewBox="0 0 101 101" svg:d="M101 51c0 27-23 50-50 50-28 0-51-23-51-50 0-29 23-51 51-51 27 0 50 22 50 51z">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object-count="104"/>
    <meta:generator>LibreOffice/7.6.2.1$Linux_X86_64 LibreOffice_project/9d0b4c0791fc17bc4181a67fd90c5aaed576d1c0</meta:generator>
  </office:meta>
</office:document-meta>
</file>